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9" style:family="table">
      <style:table-properties style:width="6.6931in" table:align="margins" style:may-break-between-rows="true" table:border-model="collapsing"/>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3" style:family="table-row">
      <style:table-row-properties fo:keep-together="auto"/>
    </style:style>
    <style:style style:name="Table30" style:family="table">
      <style:table-properties style:width="6.6931in" table:align="margins" style:may-break-between-rows="true" table:border-model="collapsing"/>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6931in" table:align="margins"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563in" fo:margin-left="0.0458in" table:align="left" style:may-break-between-rows="true" table:border-model="collapsing"/>
    </style:style>
    <style:style style:name="Table32.A" style:family="table-column">
      <style:table-column-properties style:column-width="2.1875in"/>
    </style:style>
    <style:style style:name="Table32.B" style:family="table-column">
      <style:table-column-properties style:column-width="2.2264in"/>
    </style:style>
    <style:style style:name="Table32.C" style:family="table-column">
      <style:table-column-properties style:column-width="2.2424in"/>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2.6" style:family="table-row">
      <style:table-row-properties style:min-row-height="0.5292in"/>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549in"/>
    </style:style>
    <style:style style:name="Table25" style:family="table">
      <style:table-properties style:width="6.6931in" table:align="margins" style:may-break-between-rows="true" table:border-model="collapsing"/>
    </style:style>
    <style:style style:name="Table25.A" style:family="table-column">
      <style:table-column-properties style:column-width="1.6715in" style:rel-column-width="16368*"/>
    </style:style>
    <style:style style:name="Table25.B" style:family="table-column">
      <style:table-column-properties style:column-width="0.4931in" style:rel-column-width="4831*"/>
    </style:style>
    <style:style style:name="Table25.C" style:family="table-column">
      <style:table-column-properties style:column-width="2.8507in" style:rel-column-width="27912*"/>
    </style:style>
    <style:style style:name="Table25.D" style:family="table-column">
      <style:table-column-properties style:column-width="1.6771in" style:rel-column-width="16424*"/>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33" style:family="table">
      <style:table-properties style:width="6.6931in" table:align="margins"/>
    </style:style>
    <style:style style:name="Table33.A" style:family="table-column">
      <style:table-column-properties style:column-width="1.6715in" style:rel-column-width="16368*"/>
    </style:style>
    <style:style style:name="Table33.B" style:family="table-column">
      <style:table-column-properties style:column-width="0.5972in" style:rel-column-width="5850*"/>
    </style:style>
    <style:style style:name="Table33.C" style:family="table-column">
      <style:table-column-properties style:column-width="2.7465in" style:rel-column-width="26893*"/>
    </style:style>
    <style:style style:name="Table33.D" style:family="table-column">
      <style:table-column-properties style:column-width="1.6771in" style:rel-column-width="16424*"/>
    </style:style>
    <style:style style:name="Table33.A1" style:family="table-cell">
      <style:table-cell-properties fo:padding="0.0201in" fo:border-left="0.05pt solid #000000" fo:border-right="none" fo:border-top="0.05pt solid #000000" fo:border-bottom="0.05pt solid #000000" style:writing-mode="page"/>
    </style:style>
    <style:style style:name="Table33.D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D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P1" style:family="paragraph" style:parent-style-name="Heading">
      <style:text-properties officeooo:paragraph-rsid="001d5066"/>
    </style:style>
    <style:style style:name="P2" style:family="paragraph" style:parent-style-name="Standard">
      <style:text-properties officeooo:paragraph-rsid="001d5066"/>
    </style:style>
    <style:style style:name="P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style>
    <style:style style:name="P8"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6b688d" style:font-name-asian="Arial1" style:font-size-asian="11pt" style:font-style-asian="normal" style:font-weight-asian="bold" style:font-name-complex="Arial1" style:font-size-complex="11pt"/>
    </style:style>
    <style:style style:name="P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1" style:font-size-asian="11pt" style:font-style-asian="normal" style:font-weight-asian="bold" style:font-name-complex="Arial1" style:font-size-complex="11pt"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1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1d5066"/>
    </style:style>
    <style:style style:name="P12" style:family="paragraph" style:parent-style-name="Heading_20_3">
      <style:text-properties officeooo:paragraph-rsid="003194e6"/>
    </style:style>
    <style:style style:name="P13" style:family="paragraph" style:parent-style-name="Standard">
      <style:text-properties officeooo:paragraph-rsid="003194e6"/>
    </style:style>
    <style:style style:name="P14" style:family="paragraph" style:parent-style-name="Standard">
      <style:text-properties officeooo:paragraph-rsid="0037213b"/>
    </style:style>
    <style:style style:name="P15" style:family="paragraph" style:parent-style-name="Standard">
      <style:text-properties officeooo:rsid="00076537" officeooo:paragraph-rsid="001d5066"/>
    </style:style>
    <style:style style:name="P1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6b688d"/>
    </style:style>
    <style:style style:name="P17"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paragraph-rsid="006885de"/>
    </style:style>
    <style:style style:name="P18" style:family="paragraph" style:parent-style-name="Standard">
      <style:text-properties officeooo:rsid="000894f2" officeooo:paragraph-rsid="001d5066"/>
    </style:style>
    <style:style style:name="P19" style:family="paragraph" style:parent-style-name="Standard">
      <style:text-properties style:font-name="Liberation Mono" fo:font-size="10pt" officeooo:rsid="000894f2" officeooo:paragraph-rsid="001d5066" style:font-size-asian="10pt" style:font-size-complex="10pt"/>
    </style:style>
    <style:style style:name="P20" style:family="paragraph" style:parent-style-name="Standard">
      <style:text-properties style:font-name="Liberation Mono" fo:font-size="10pt" officeooo:rsid="00047533" officeooo:paragraph-rsid="001d5066" style:font-size-asian="10pt" style:font-size-complex="10pt"/>
    </style:style>
    <style:style style:name="P21"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22" style:family="paragraph" style:parent-style-name="Standard">
      <style:text-properties style:font-name="Liberation Mono" fo:font-size="9pt" officeooo:rsid="00047533" officeooo:paragraph-rsid="001d5066" style:font-size-asian="9pt" style:font-size-complex="9pt"/>
    </style:style>
    <style:style style:name="P23" style:family="paragraph" style:parent-style-name="Standard">
      <style:text-properties style:font-name="Liberation Mono" fo:font-size="9pt" officeooo:rsid="00076537" officeooo:paragraph-rsid="00236245" style:font-size-asian="9pt" style:font-size-complex="9pt"/>
    </style:style>
    <style:style style:name="P24" style:family="paragraph" style:parent-style-name="Standard">
      <style:text-properties style:font-name="Liberation Mono" officeooo:paragraph-rsid="004c44be"/>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cbfc"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567a3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05bf" officeooo:paragraph-rsid="005805b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573" officeooo:paragraph-rsid="0058d57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e9dc" officeooo:paragraph-rsid="0059e9d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5d7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1e5" officeooo:paragraph-rsid="006241e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42d3" officeooo:paragraph-rsid="006342d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688d" officeooo:paragraph-rsid="006b688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36245" officeooo:paragraph-rsid="0055d7c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9e9dc" officeooo:paragraph-rsid="0059e9dc"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213b" officeooo:paragraph-rsid="0037213b"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194e6" officeooo:paragraph-rsid="003194e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fabf6" officeooo:paragraph-rsid="00567a3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tandard">
      <style:text-properties fo:color="#000000" loext:opacity="100%" style:font-name="Liberation Mono" fo:font-size="9pt" fo:font-style="normal" fo:font-weight="bold" officeooo:rsid="00047533" officeooo:paragraph-rsid="001d5066" style:font-size-asian="9pt" style:font-style-asian="normal" style:font-weight-asian="bold" style:font-size-complex="9pt" style:font-weight-complex="bold"/>
    </style:style>
    <style:style style:name="P59" style:family="paragraph" style:parent-style-name="Table_20_Contents">
      <style:text-properties officeooo:rsid="0037213b" officeooo:paragraph-rsid="0037213b"/>
    </style:style>
    <style:style style:name="P60" style:family="paragraph" style:parent-style-name="Standard">
      <style:paragraph-properties fo:text-align="center" style:justify-single-word="false"/>
      <style:text-properties officeooo:rsid="0037213b" officeooo:paragraph-rsid="0037213b"/>
    </style:style>
    <style:style style:name="P61" style:family="paragraph" style:parent-style-name="Table_20_Contents">
      <style:paragraph-properties fo:text-align="center" style:justify-single-word="false"/>
      <style:text-properties officeooo:rsid="0037213b" officeooo:paragraph-rsid="0037213b"/>
    </style:style>
    <style:style style:name="P62" style:family="paragraph" style:parent-style-name="Text_20_body">
      <style:text-properties officeooo:rsid="0033d50f" officeooo:paragraph-rsid="0033d50f"/>
    </style:style>
    <style:style style:name="P63" style:family="paragraph" style:parent-style-name="Heading_20_3">
      <style:text-properties fo:font-weight="normal" officeooo:rsid="0037213b" officeooo:paragraph-rsid="0037213b" style:font-weight-asian="normal" style:font-weight-complex="normal"/>
    </style:style>
    <style:style style:name="P64" style:family="paragraph" style:parent-style-name="Title">
      <style:text-properties officeooo:rsid="001a9542" officeooo:paragraph-rsid="001d5066"/>
    </style:style>
    <style:style style:name="P65" style:family="paragraph" style:parent-style-name="Heading">
      <style:text-properties officeooo:rsid="006342d3" officeooo:paragraph-rsid="006342d3"/>
    </style:style>
    <style:style style:name="P66" style:family="paragraph" style:parent-style-name="Heading">
      <style:text-properties officeooo:rsid="007aecba" officeooo:paragraph-rsid="007aecba"/>
    </style:style>
    <style:style style:name="P67" style:family="paragraph" style:parent-style-name="Standard">
      <style:text-properties officeooo:rsid="007aecba" officeooo:paragraph-rsid="007aecba"/>
    </style:style>
    <style:style style:name="P68" style:family="paragraph" style:parent-style-name="Text_20_body">
      <style:text-properties officeooo:rsid="007aecba" officeooo:paragraph-rsid="007aecba"/>
    </style:style>
    <style:style style:name="P69" style:family="paragraph" style:parent-style-name="Heading_20_3">
      <style:text-properties officeooo:paragraph-rsid="0055d7ce"/>
    </style:style>
    <style:style style:name="P70" style:family="paragraph" style:parent-style-name="Standard">
      <style:text-properties officeooo:paragraph-rsid="0055d7ce"/>
    </style:style>
    <style:style style:name="P71" style:family="paragraph" style:parent-style-name="Heading_20_3">
      <style:text-properties officeooo:paragraph-rsid="00567a35"/>
    </style:style>
    <style:style style:name="P72" style:family="paragraph" style:parent-style-name="Standard">
      <style:text-properties officeooo:paragraph-rsid="00567a35"/>
    </style:style>
    <style:style style:name="P73" style:family="paragraph" style:parent-style-name="Text_20_body">
      <style:text-properties officeooo:rsid="005cb605" officeooo:paragraph-rsid="005cb605"/>
    </style:style>
    <style:style style:name="P74" style:family="paragraph" style:parent-style-name="Preformatted_20_Text">
      <style:text-properties officeooo:paragraph-rsid="006f3ac9"/>
    </style:style>
    <style:style style:name="P75" style:family="paragraph" style:parent-style-name="Preformatted_20_Text">
      <style:text-properties officeooo:rsid="006f3ac9" officeooo:paragraph-rsid="006f3ac9"/>
    </style:style>
    <style:style style:name="P76" style:family="paragraph" style:parent-style-name="Standard">
      <style:text-properties officeooo:rsid="006f3ac9" officeooo:paragraph-rsid="006f3ac9"/>
    </style:style>
    <style:style style:name="P77" style:family="paragraph" style:parent-style-name="Preformatted_20_Text">
      <style:text-properties officeooo:paragraph-rsid="006f5d87"/>
    </style:style>
    <style:style style:name="P78" style:family="paragraph" style:parent-style-name="Standard">
      <style:text-properties officeooo:paragraph-rsid="006f5d87"/>
    </style:style>
    <style:style style:name="P79" style:family="paragraph" style:parent-style-name="Text_20_body">
      <style:text-properties officeooo:paragraph-rsid="006f5d87"/>
    </style:style>
    <style:style style:name="P80" style:family="paragraph" style:parent-style-name="Preformatted_20_Text">
      <style:text-properties fo:font-size="8pt" style:font-size-asian="10pt" style:font-size-complex="10pt"/>
    </style:style>
    <style:style style:name="P81" style:family="paragraph" style:parent-style-name="Preformatted_20_Text">
      <style:text-properties officeooo:paragraph-rsid="007bdcad"/>
    </style:style>
    <style:style style:name="P82" style:family="paragraph" style:parent-style-name="Preformatted_20_Text">
      <style:text-properties officeooo:paragraph-rsid="007d7b59"/>
    </style:style>
    <style:style style:name="P83" style:family="paragraph" style:parent-style-name="Standard">
      <style:text-properties officeooo:paragraph-rsid="004c44be"/>
    </style:style>
    <style:style style:name="P84"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505d06" officeooo:paragraph-rsid="00505d06"/>
    </style:style>
    <style:style style:name="P85" style:family="paragraph" style:parent-style-name="Standard">
      <style:text-properties officeooo:rsid="003fa743" officeooo:paragraph-rsid="003fa743"/>
    </style:style>
    <style:style style:name="P86" style:family="paragraph" style:parent-style-name="Standard">
      <style:text-properties officeooo:rsid="003fa743" officeooo:paragraph-rsid="0055d7ce"/>
    </style:style>
    <style:style style:name="P87" style:family="paragraph" style:parent-style-name="Standard">
      <style:text-properties officeooo:rsid="003fa743" officeooo:paragraph-rsid="006b688d"/>
    </style:style>
    <style:style style:name="P88" style:family="paragraph" style:parent-style-name="Standard">
      <style:text-properties officeooo:rsid="00639ee1" officeooo:paragraph-rsid="00639ee1"/>
    </style:style>
    <style:style style:name="P89" style:family="paragraph" style:parent-style-name="Standard">
      <style:paragraph-properties fo:text-align="center" style:justify-single-word="false"/>
    </style:style>
    <style:style style:name="P90" style:family="paragraph" style:parent-style-name="Standard">
      <style:paragraph-properties fo:text-align="center" style:justify-single-word="false"/>
      <style:text-properties officeooo:rsid="0059e9dc" officeooo:paragraph-rsid="0059e9dc"/>
    </style:style>
    <style:style style:name="P91" style:family="paragraph" style:parent-style-name="Table_20_Contents">
      <style:paragraph-properties fo:text-align="center" style:justify-single-word="false"/>
      <style:text-properties officeooo:rsid="0059e9dc" officeooo:paragraph-rsid="0059e9dc"/>
    </style:style>
    <style:style style:name="P92" style:family="paragraph" style:parent-style-name="Table_20_Contents">
      <style:text-properties officeooo:rsid="0059e9dc" officeooo:paragraph-rsid="0059e9dc"/>
    </style:style>
    <style:style style:name="P93" style:family="paragraph" style:parent-style-name="Standard">
      <style:text-properties officeooo:paragraph-rsid="006d5fc9"/>
    </style:style>
    <style:style style:name="P94" style:family="paragraph" style:parent-style-name="Standard">
      <style:text-properties officeooo:rsid="006d5fc9" officeooo:paragraph-rsid="006d5fc9"/>
    </style:style>
    <style:style style:name="P95" style:family="paragraph" style:parent-style-name="Standard">
      <style:text-properties officeooo:rsid="00795e5c" officeooo:paragraph-rsid="00795e5c"/>
    </style:style>
    <style:style style:name="P96" style:family="paragraph" style:parent-style-name="Text_20_body">
      <style:text-properties officeooo:rsid="00795e5c" officeooo:paragraph-rsid="00795e5c"/>
    </style:style>
    <style:style style:name="P97" style:family="paragraph" style:parent-style-name="Text_20_body">
      <style:text-properties officeooo:rsid="00795e5c" officeooo:paragraph-rsid="0079be8a"/>
    </style:style>
    <style:style style:name="P98" style:family="paragraph" style:parent-style-name="Standard">
      <style:text-properties officeooo:paragraph-rsid="007aecba"/>
    </style:style>
    <style:style style:name="P99" style:family="paragraph" style:parent-style-name="Standard">
      <style:text-properties officeooo:rsid="007d7b59" officeooo:paragraph-rsid="007d7b59"/>
    </style:style>
    <style:style style:name="P100" style:family="paragraph" style:parent-style-name="Table_20_Contents">
      <style:text-properties officeooo:rsid="002cfb53" officeooo:paragraph-rsid="0055d7ce"/>
    </style:style>
    <style:style style:name="P101" style:family="paragraph" style:parent-style-name="Table_20_Contents">
      <style:paragraph-properties fo:text-align="center" style:justify-single-word="false"/>
      <style:text-properties officeooo:rsid="002cfb53" officeooo:paragraph-rsid="0055d7ce"/>
    </style:style>
    <style:style style:name="P102" style:family="paragraph" style:parent-style-name="Table_20_Contents">
      <style:text-properties officeooo:rsid="004a609c" officeooo:paragraph-rsid="0055d7ce"/>
    </style:style>
    <style:style style:name="P103" style:family="paragraph" style:parent-style-name="Table_20_Contents">
      <style:paragraph-properties fo:text-align="center" style:justify-single-word="false"/>
      <style:text-properties officeooo:rsid="004a609c" officeooo:paragraph-rsid="0055d7ce"/>
    </style:style>
    <style:style style:name="P104" style:family="paragraph" style:parent-style-name="Table_20_Contents">
      <style:paragraph-properties fo:text-align="center" style:justify-single-word="false"/>
      <style:text-properties fo:font-weight="bold" officeooo:rsid="002c289e" officeooo:paragraph-rsid="0055d7ce" style:font-weight-asian="bold" style:font-weight-complex="bold"/>
    </style:style>
    <style:style style:name="P105" style:family="paragraph" style:parent-style-name="Table_20_Contents">
      <style:paragraph-properties fo:text-align="center" style:justify-single-word="false"/>
      <style:text-properties fo:font-weight="bold" officeooo:rsid="0037213b" officeooo:paragraph-rsid="0037213b" style:font-weight-asian="bold" style:font-weight-complex="bold"/>
    </style:style>
    <style:style style:name="P106" style:family="paragraph" style:parent-style-name="Table_20_Contents">
      <style:paragraph-properties fo:text-align="center" style:justify-single-word="false"/>
      <style:text-properties fo:font-weight="bold" officeooo:rsid="0059e9dc" officeooo:paragraph-rsid="0059e9dc" style:font-weight-asian="bold" style:font-weight-complex="bold"/>
    </style:style>
    <style:style style:name="P107" style:family="paragraph" style:parent-style-name="Text_20_body">
      <style:text-properties fo:font-weight="bold" officeooo:paragraph-rsid="0059e9dc" style:font-weight-asian="bold" style:font-weight-complex="bold"/>
    </style:style>
    <style:style style:name="P108" style:family="paragraph" style:parent-style-name="Text_20_body">
      <style:text-properties fo:font-weight="bold" officeooo:paragraph-rsid="006b688d" style:font-weight-asian="bold" style:font-weight-complex="bold"/>
    </style:style>
    <style:style style:name="P109" style:family="paragraph" style:parent-style-name="Table_20_Contents">
      <style:text-properties officeooo:rsid="0079be8a" officeooo:paragraph-rsid="0079be8a"/>
    </style:style>
    <style:style style:name="P110" style:family="paragraph" style:parent-style-name="Table_20_Contents">
      <style:paragraph-properties fo:text-align="center" style:justify-single-word="false"/>
      <style:text-properties officeooo:rsid="0079be8a" officeooo:paragraph-rsid="0079be8a"/>
    </style:style>
    <style:style style:name="P111" style:family="paragraph" style:parent-style-name="Table_20_Contents">
      <style:text-properties officeooo:rsid="0079be8a" officeooo:paragraph-rsid="0083ce87"/>
    </style:style>
    <style:style style:name="P112" style:family="paragraph" style:parent-style-name="Table_20_Contents">
      <style:paragraph-properties fo:text-align="center" style:justify-single-word="false"/>
      <style:text-properties fo:font-size="10pt" officeooo:rsid="0079be8a" officeooo:paragraph-rsid="0079be8a"/>
    </style:style>
    <style:style style:name="P113" style:family="paragraph" style:parent-style-name="Table_20_Contents">
      <style:text-properties fo:font-size="10pt" officeooo:rsid="0079be8a" officeooo:paragraph-rsid="0079be8a"/>
    </style:style>
    <style:style style:name="P114" style:family="paragraph" style:parent-style-name="Text_20_body">
      <style:text-properties officeooo:rsid="002fabf6" officeooo:paragraph-rsid="00567a35"/>
    </style:style>
    <style:style style:name="P115" style:family="paragraph" style:parent-style-name="Text_20_body">
      <style:text-properties fo:font-style="italic" fo:font-weight="bold" officeooo:rsid="0059e9dc" officeooo:paragraph-rsid="0059e9dc" style:font-style-asian="italic" style:font-weight-asian="bold" style:font-style-complex="italic" style:font-weight-complex="bold"/>
    </style:style>
    <style:style style:name="P116" style:family="paragraph" style:parent-style-name="Text_20_body">
      <style:text-properties fo:font-style="italic" officeooo:rsid="00795e5c" officeooo:paragraph-rsid="00795e5c" style:font-style-asian="italic" style:font-style-complex="italic"/>
    </style:style>
    <style:style style:name="P117" style:family="paragraph" style:parent-style-name="Text_20_body">
      <style:text-properties officeooo:paragraph-rsid="006b688d"/>
    </style:style>
    <style:style style:name="P118" style:family="paragraph" style:parent-style-name="Text_20_body">
      <style:text-properties officeooo:rsid="006b688d" officeooo:paragraph-rsid="006b688d"/>
    </style:style>
    <style:style style:name="P119" style:family="paragraph" style:parent-style-name="Text_20_body">
      <style:text-properties officeooo:rsid="006f5d87" officeooo:paragraph-rsid="006f5d87"/>
    </style:style>
    <style:style style:name="P120" style:family="paragraph" style:parent-style-name="Text_20_body">
      <style:text-properties officeooo:rsid="006f794a" officeooo:paragraph-rsid="006f794a"/>
    </style:style>
    <style:style style:name="P121" style:family="paragraph" style:parent-style-name="Text_20_body">
      <style:text-properties officeooo:paragraph-rsid="00795e5c"/>
    </style:style>
    <style:style style:name="P122" style:family="paragraph" style:parent-style-name="Heading_20_1">
      <style:text-properties officeooo:rsid="006342d3" officeooo:paragraph-rsid="006342d3"/>
    </style:style>
    <style:style style:name="P123" style:family="paragraph" style:parent-style-name="Heading_20_1">
      <style:text-properties officeooo:paragraph-rsid="001d5066"/>
    </style:style>
    <style:style style:name="P124"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1" style:font-size-asian="24pt" style:font-style-asian="normal" style:font-weight-asian="bold" style:font-name-complex="Arial1" style:font-size-complex="24pt"/>
    </style:style>
    <style:style style:name="P125" style:family="paragraph" style:parent-style-name="Heading_20_2">
      <style:text-properties officeooo:rsid="005cb605" officeooo:paragraph-rsid="005cb605"/>
    </style:style>
    <style:style style:name="P126" style:family="paragraph" style:parent-style-name="Heading_20_2">
      <style:text-properties officeooo:paragraph-rsid="001d5066"/>
    </style:style>
    <style:style style:name="P127" style:family="paragraph" style:parent-style-name="Heading_20_2">
      <style:text-properties officeooo:paragraph-rsid="00567a35"/>
    </style:style>
    <style:style style:name="P128"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1" style:font-size-asian="18pt" style:font-style-asian="normal" style:font-weight-asian="bold" style:font-name-complex="Arial1" style:font-size-complex="18pt"/>
    </style:style>
    <style:style style:name="P129"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1" style:font-size-asian="18pt" style:font-style-asian="normal" style:font-weight-asian="bold" style:font-name-complex="Arial1" style:font-size-complex="18pt"/>
    </style:style>
    <style:style style:name="P130" style:family="paragraph" style:parent-style-name="Heading_20_2">
      <style:text-properties officeooo:paragraph-rsid="0055d7ce"/>
    </style:style>
    <style:style style:name="P131" style:family="paragraph" style:parent-style-name="Standard">
      <style:text-properties fo:font-weight="normal" officeooo:rsid="0065da78" officeooo:paragraph-rsid="0065da78" style:font-weight-asian="normal" style:font-weight-complex="normal"/>
    </style:style>
    <style:style style:name="P13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133"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84de34" officeooo:paragraph-rsid="0084de34"/>
    </style:style>
    <style:style style:name="P134" style:family="paragraph" style:parent-style-name="Standard">
      <style:text-properties officeooo:paragraph-rsid="0084de34"/>
    </style:style>
    <style:style style:name="T1" style:family="text">
      <style:text-properties fo:color="#000000" loext:opacity="100%" style:font-name="Ubuntu Mono"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4" style:family="text">
      <style:text-properties fo:color="#000000" loext:opacity="100%" fo:font-size="10pt" fo:font-style="normal" fo:font-weight="normal" officeooo:rsid="000894f2" style:font-size-asian="10pt" style:font-style-asian="normal" style:font-weight-asian="normal" style:font-size-complex="10pt"/>
    </style:style>
    <style:style style:name="T5" style:family="text">
      <style:text-properties officeooo:rsid="001a9542"/>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d615c" style:font-name-asian="Arial1" style:font-size-asian="11pt" style:font-style-asian="normal" style:font-weight-asian="normal" style:font-name-complex="Arial1" style:font-size-complex="11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55d7ce" style:font-name-asian="Arial1" style:font-size-asian="11pt" style:font-style-asian="normal" style:font-weight-asian="normal" style:font-name-complex="Arial1"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342d3" style:font-name-asian="Arial1" style:font-size-asian="11pt" style:font-style-asian="normal" style:font-weight-asian="normal" style:font-name-complex="Arial1"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6885de" style:font-name-asian="Arial1" style:font-size-asian="11pt" style:font-style-asian="normal" style:font-weight-asian="normal" style:font-name-complex="Arial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b02d" style:font-name-asian="Arial1" style:font-size-asian="11pt" style:font-style-asian="normal" style:font-weight-asian="bold" style:font-name-complex="Arial1" style:font-size-complex="11pt"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d615c" style:font-name-asian="Arial1" style:font-size-asian="11pt" style:font-style-asian="normal" style:font-weight-asian="bold" style:font-name-complex="Arial1"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6885de" style:font-name-asian="Arial1" style:font-size-asian="11pt" style:font-style-asian="normal" style:font-weight-asian="bold" style:font-name-complex="Arial1" style:font-size-complex="11pt"/>
    </style:style>
    <style:style style:name="T16" style:family="text">
      <style:text-properties fo:font-variant="normal" fo:text-transform="none" fo:color="#000080" loext:opacity="100%" style:text-line-through-style="none" style:text-line-through-type="none" style:text-position="0% 100%" style:font-name="Arial" fo:font-size="11pt" fo:font-style="normal" style:text-underline-style="solid" style:text-underline-width="auto" style:text-underline-color="font-color" fo:font-weight="bold" officeooo:rsid="004d615c" style:font-name-asian="Arial1" style:font-size-asian="11pt" style:font-style-asian="normal" style:font-weight-asian="bold" style:font-name-complex="Arial1" style:font-size-complex="11pt"/>
    </style:style>
    <style:style style:name="T17" style:family="text">
      <style:text-properties fo:font-weight="bold" style:font-weight-asian="bold" style:font-weight-complex="bold"/>
    </style:style>
    <style:style style:name="T18" style:family="text">
      <style:text-properties fo:font-weight="bold" officeooo:rsid="000f7dfa" style:font-weight-asian="bold" style:font-weight-complex="bold"/>
    </style:style>
    <style:style style:name="T19" style:family="text">
      <style:text-properties fo:font-weight="bold" officeooo:rsid="002a7840" style:font-weight-asian="bold" style:font-weight-complex="bold"/>
    </style:style>
    <style:style style:name="T20" style:family="text">
      <style:text-properties fo:font-weight="bold" officeooo:rsid="003194e6" style:font-weight-asian="bold" style:font-weight-complex="bold"/>
    </style:style>
    <style:style style:name="T21" style:family="text">
      <style:text-properties fo:font-weight="bold" officeooo:rsid="005e21e2" style:font-weight-asian="bold" style:font-weight-complex="bold"/>
    </style:style>
    <style:style style:name="T22" style:family="text">
      <style:text-properties officeooo:rsid="00047533"/>
    </style:style>
    <style:style style:name="T23" style:family="text">
      <style:text-properties officeooo:rsid="00110956"/>
    </style:style>
    <style:style style:name="T24" style:family="text">
      <style:text-properties officeooo:rsid="000b988e"/>
    </style:style>
    <style:style style:name="T25" style:family="text">
      <style:text-properties fo:font-size="10pt"/>
    </style:style>
    <style:style style:name="T26" style:family="text">
      <style:text-properties fo:font-size="10pt" officeooo:rsid="000894f2" style:font-size-asian="10pt" style:font-size-complex="10pt"/>
    </style:style>
    <style:style style:name="T27" style:family="text">
      <style:text-properties fo:font-size="10pt" officeooo:rsid="0079be8a"/>
    </style:style>
    <style:style style:name="T28" style:family="text">
      <style:text-properties style:font-name="Liberation Mono" fo:font-size="9pt" officeooo:rsid="00076537" style:font-size-asian="9pt" style:font-size-complex="9pt"/>
    </style:style>
    <style:style style:name="T29" style:family="text">
      <style:text-properties style:font-name="Liberation Mono" fo:font-size="10pt" fo:font-weight="bold" style:font-size-asian="10pt" style:font-weight-asian="bold" style:font-size-complex="10pt" style:font-weight-complex="bold"/>
    </style:style>
    <style:style style:name="T30" style:family="text">
      <style:text-properties style:font-name="Liberation Mono" fo:font-size="10pt" fo:font-weight="bold" officeooo:rsid="006f5d87" style:font-size-asian="10pt" style:font-weight-asian="bold" style:font-size-complex="10pt" style:font-weight-complex="bold"/>
    </style:style>
    <style:style style:name="T31" style:family="text">
      <style:text-properties style:font-name="Liberation Mono" fo:font-size="10pt" fo:font-weight="bold" officeooo:rsid="006885de" style:font-size-asian="10pt" style:font-weight-asian="bold" style:font-size-complex="10pt" style:font-weight-complex="bold"/>
    </style:style>
    <style:style style:name="T32" style:family="text">
      <style:text-properties style:font-name="Liberation Mono" fo:font-size="10pt" fo:font-weight="bold" style:font-weight-asian="bold" style:font-weight-complex="bold"/>
    </style:style>
    <style:style style:name="T33" style:family="text">
      <style:text-properties style:font-name="Liberation Mono" fo:font-size="10pt" fo:font-weight="bold" officeooo:rsid="004081a2" style:font-weight-asian="bold" style:font-weight-complex="bold"/>
    </style:style>
    <style:style style:name="T34" style:family="text">
      <style:text-properties style:font-name="Liberation Mono" fo:font-size="10pt" fo:font-weight="bold" officeooo:rsid="006b688d" style:font-weight-asian="bold" style:font-weight-complex="bold"/>
    </style:style>
    <style:style style:name="T35" style:family="text">
      <style:text-properties style:font-name="Liberation Mono" fo:font-size="10pt" fo:font-weight="bold" officeooo:rsid="0079be8a" style:font-weight-asian="bold" style:font-weight-complex="bold"/>
    </style:style>
    <style:style style:name="T36" style:family="text">
      <style:text-properties officeooo:rsid="002a7840"/>
    </style:style>
    <style:style style:name="T37" style:family="text">
      <style:text-properties style:font-name="Liberation Serif"/>
    </style:style>
    <style:style style:name="T38" style:family="text">
      <style:text-properties style:font-name="Liberation Serif" officeooo:rsid="004ecbfc"/>
    </style:style>
    <style:style style:name="T39" style:family="text">
      <style:text-properties officeooo:rsid="002c289e"/>
    </style:style>
    <style:style style:name="T40" style:family="text">
      <style:text-properties officeooo:rsid="002fabf6"/>
    </style:style>
    <style:style style:name="T41" style:family="text">
      <style:text-properties officeooo:rsid="003194e6"/>
    </style:style>
    <style:style style:name="T42" style:family="text">
      <style:text-properties officeooo:rsid="00334cae"/>
    </style:style>
    <style:style style:name="T43" style:family="text">
      <style:text-properties fo:font-weight="normal" style:font-weight-asian="normal" style:font-weight-complex="normal"/>
    </style:style>
    <style:style style:name="T44" style:family="text">
      <style:text-properties fo:font-weight="normal" officeooo:rsid="003537a2" style:font-weight-asian="normal" style:font-weight-complex="normal"/>
    </style:style>
    <style:style style:name="T45" style:family="text">
      <style:text-properties fo:font-weight="normal" officeooo:rsid="0037213b" style:font-weight-asian="normal" style:font-weight-complex="normal"/>
    </style:style>
    <style:style style:name="T46" style:family="text">
      <style:text-properties fo:font-weight="normal" officeooo:rsid="004081a2" style:font-weight-asian="normal" style:font-weight-complex="normal"/>
    </style:style>
    <style:style style:name="T47" style:family="text">
      <style:text-properties fo:font-weight="normal" officeooo:rsid="00514e8c" style:font-weight-asian="normal" style:font-weight-complex="normal"/>
    </style:style>
    <style:style style:name="T48" style:family="text">
      <style:text-properties fo:font-weight="normal" officeooo:rsid="00529b80" style:font-weight-asian="normal" style:font-weight-complex="normal"/>
    </style:style>
    <style:style style:name="T49" style:family="text">
      <style:text-properties fo:font-weight="normal" officeooo:rsid="0059e9dc" style:font-weight-asian="normal" style:font-weight-complex="normal"/>
    </style:style>
    <style:style style:name="T50" style:family="text">
      <style:text-properties fo:font-weight="normal" officeooo:rsid="005e21e2" style:font-weight-asian="normal" style:font-weight-complex="normal"/>
    </style:style>
    <style:style style:name="T51" style:family="text">
      <style:text-properties fo:font-weight="normal" officeooo:rsid="006f5d87" style:font-weight-asian="normal" style:font-weight-complex="normal"/>
    </style:style>
    <style:style style:name="T52" style:family="text">
      <style:text-properties fo:font-weight="normal" officeooo:rsid="0078eb98" style:font-weight-asian="normal" style:font-weight-complex="normal"/>
    </style:style>
    <style:style style:name="T53" style:family="text">
      <style:text-properties officeooo:rsid="003ad1ce"/>
    </style:style>
    <style:style style:name="T54" style:family="text">
      <style:text-properties officeooo:rsid="00473914"/>
    </style:style>
    <style:style style:name="T55" style:family="text">
      <style:text-properties officeooo:rsid="004858aa"/>
    </style:style>
    <style:style style:name="T56" style:family="text">
      <style:text-properties officeooo:rsid="0048cfd3"/>
    </style:style>
    <style:style style:name="T57" style:family="text">
      <style:text-properties officeooo:rsid="004c4f3d"/>
    </style:style>
    <style:style style:name="T58" style:family="text">
      <style:text-properties officeooo:rsid="004d615c"/>
    </style:style>
    <style:style style:name="T59" style:family="text">
      <style:text-properties officeooo:rsid="004ecbfc"/>
    </style:style>
    <style:style style:name="T60" style:family="text">
      <style:text-properties officeooo:rsid="0055d7ce"/>
    </style:style>
    <style:style style:name="T61" style:family="text">
      <style:text-properties officeooo:rsid="00567a35"/>
    </style:style>
    <style:style style:name="T62" style:family="text">
      <style:text-properties officeooo:rsid="005a7999"/>
    </style:style>
    <style:style style:name="T63" style:family="text">
      <style:text-properties officeooo:rsid="005cb605"/>
    </style:style>
    <style:style style:name="T64" style:family="text">
      <style:text-properties officeooo:rsid="005cb61f"/>
    </style:style>
    <style:style style:name="T65" style:family="text">
      <style:text-properties officeooo:rsid="005e21e2"/>
    </style:style>
    <style:style style:name="T66" style:family="text">
      <style:text-properties officeooo:rsid="006342d3"/>
    </style:style>
    <style:style style:name="T67" style:family="text">
      <style:text-properties officeooo:rsid="006530c6"/>
    </style:style>
    <style:style style:name="T68" style:family="text">
      <style:text-properties officeooo:rsid="006885de"/>
    </style:style>
    <style:style style:name="T69" style:family="text">
      <style:text-properties officeooo:rsid="0068b02d"/>
    </style:style>
    <style:style style:name="T70" style:family="text">
      <style:text-properties officeooo:rsid="006b688d"/>
    </style:style>
    <style:style style:name="T71" style:family="text">
      <style:text-properties fo:font-style="italic" officeooo:rsid="006b688d" style:font-style-asian="italic" style:font-style-complex="italic"/>
    </style:style>
    <style:style style:name="T72" style:family="text">
      <style:text-properties fo:font-style="italic" officeooo:rsid="006f5d87" style:font-style-asian="italic" style:font-style-complex="italic"/>
    </style:style>
    <style:style style:name="T73" style:family="text">
      <style:text-properties fo:font-style="italic" officeooo:rsid="0084de34" style:font-style-asian="italic" style:font-style-complex="italic"/>
    </style:style>
    <style:style style:name="T74" style:family="text">
      <style:text-properties fo:font-style="italic" fo:font-weight="bold" officeooo:rsid="006b688d" style:font-style-asian="italic" style:font-weight-asian="bold" style:font-style-complex="italic" style:font-weight-complex="bold"/>
    </style:style>
    <style:style style:name="T75" style:family="text">
      <style:text-properties officeooo:rsid="006d5fc9"/>
    </style:style>
    <style:style style:name="T76" style:family="text">
      <style:text-properties officeooo:rsid="006f3ac9"/>
    </style:style>
    <style:style style:name="T77" style:family="text">
      <style:text-properties officeooo:rsid="006f5d87"/>
    </style:style>
    <style:style style:name="T78" style:family="text">
      <style:text-properties fo:font-style="normal" style:font-style-asian="normal" style:font-style-complex="normal"/>
    </style:style>
    <style:style style:name="T79" style:family="text">
      <style:text-properties fo:font-style="normal" officeooo:rsid="006f5d87" style:font-style-asian="normal" style:font-style-complex="normal"/>
    </style:style>
    <style:style style:name="T80" style:family="text">
      <style:text-properties officeooo:rsid="00738a6d"/>
    </style:style>
    <style:style style:name="T81" style:family="text">
      <style:text-properties officeooo:rsid="0076f0c5"/>
    </style:style>
    <style:style style:name="T82" style:family="text">
      <style:text-properties officeooo:rsid="007745f4"/>
    </style:style>
    <style:style style:name="T83" style:family="text">
      <style:text-properties officeooo:rsid="00795e5c"/>
    </style:style>
    <style:style style:name="T84" style:family="text">
      <style:text-properties fo:font-size="8pt" style:font-size-asian="10pt" style:font-size-complex="10pt"/>
    </style:style>
    <style:style style:name="T85" style:family="text">
      <style:text-properties officeooo:rsid="0079be8a"/>
    </style:style>
    <style:style style:name="T86" style:family="text">
      <style:text-properties officeooo:rsid="007aecba"/>
    </style:style>
    <style:style style:name="T87" style:family="text">
      <style:text-properties officeooo:rsid="007bdcad"/>
    </style:style>
    <style:style style:name="T88" style:family="text">
      <style:text-properties officeooo:rsid="007d7b59"/>
    </style:style>
    <style:style style:name="T89" style:family="text">
      <style:text-properties officeooo:rsid="0083ce87"/>
    </style:style>
    <style:style style:name="T90" style:family="text">
      <style:text-properties officeooo:rsid="0083d97a"/>
    </style:style>
    <style:style style:name="T91" style:family="text">
      <style:text-properties officeooo:rsid="0084de34"/>
    </style:style>
    <style:style style:name="T92" style:family="text">
      <style:text-properties style:font-name="Liberation Mono" fo:font-size="10pt" fo:font-weight="bold" officeooo:rsid="00241cde" style:font-weight-asian="bold" style:font-weight-complex="bold"/>
    </style:style>
    <style:style style:name="T93" style:family="text">
      <style:text-properties style:font-name="Liberation Mono" fo:font-size="10pt" fo:font-weight="bold" officeooo:rsid="0084de3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80">The </text:span><text:span text:style-name="T56">OA4MP</text:span> D<text:span text:style-name="T80">etached/</text:span><text:span text:style-name="T66">I</text:span><text:span text:style-name="T80">ndependent</text:span> Service</text:p>
      <text:h text:style-name="P122" text:outline-level="1"><text:bookmark-start text:name="__RefHeading___Toc28972_2893350515"/>OA4MP as a <text:span text:style-name="T68">detached/independent</text:span> <text:span text:style-name="T68">service</text:span><text:bookmark-end text:name="__RefHeading___Toc28972_2893350515"/></text:h>
      <text:p text:style-name="P65">Overview</text:p>
      <text:p text:style-name="Standard">The authentication server (AS) may be replaced in OA4MP <text:s/>by any application. <text:s/>This api allows your service to use OA4MP to start and manage the code flow. <text:s/>There are 4 calls that respectively start a flow, then notify OA4MP either if the user has finished authenticating or has cancelled the flow. The service that provides these calls is the <text:span text:style-name="T32">DIService</text:span> for detached/independent service (your service is independent of OA4MP and detached in the sense that it can reside anywhere). <text:s/></text:p>
      <text:p text:style-name="P84"><text:span text:style-name="T9"/></text:p>
      <text:p text:style-name="P17">The scenario is that your AS is at the<text:span text:style-name="T10"> </text:span><text:span text:style-name="T11">/authorize</text:span><text:span text:style-name="T10"> </text:span>endpoint and manages all authentication. It simply informs OA4MP about the progress.</text:p>
      <text:p text:style-name="P1"><text:bookmark text:name="_72klchrv6yxj"/>Security and access</text:p>
      <text:p text:style-name="Standard">All access will be via Tomcat. <text:s/>Since this in effect would make everything world readable, so some form of restriction to access, be it localhost access only or credentials should be used. </text:p>
      <text:p text:style-name="P132">The default path to the DI servlet will be<text:span text:style-name="T6"> </text:span><text:a xlink:type="simple" xlink:href="http://localhost:8080/oauth2/diService" text:style-name="Internet_20_link" text:visited-style-name="Visited_20_Internet_20_Link"><text:span text:style-name="T11">http://localhost:8080/</text:span><text:span text:style-name="T15">oauth2</text:span><text:span text:style-name="T11">/</text:span><text:span text:style-name="T15">di</text:span><text:span text:style-name="T11">Service</text:span></text:a><text:span text:style-name="T6">.</text:span></text:p>
      <text:p text:style-name="P133"><text:span text:style-name="T6"/></text:p>
      <text:p text:style-name="P133"><text:span text:style-name="T6">Setting up OA4MP</text:span></text:p>
      <text:p text:style-name="P133"><text:span text:style-name="T6"/></text:p>
      <text:p text:style-name="P133"><text:span text:style-name="T6"/></text:p>
      <text:p text:style-name="Standard">Setting up Tomcat</text:p>
      <text:p text:style-name="P134">In the <text:span text:style-name="T91">standard OA4MP distribution, there is a DD (deployment descriptor)</text:span><text:span text:style-name="T78"> </text:span><text:span text:style-name="T92">$OA4MP_SERVER/etc/WEB-INF/</text:span><text:span text:style-name="T93">di-service-web.xml </text:span><text:span text:style-name="T91">which should be used. After deploying/updating the war, copy this into </text:span></text:p>
      <text:p text:style-name="P134"/>
      <text:p text:style-name="P134"><text:span text:style-name="T92">$</text:span><text:span text:style-name="T93">CATALINA_HOME</text:span><text:span text:style-name="T92">/</text:span><text:span text:style-name="T93">webapps</text:span><text:span text:style-name="T92">/</text:span><text:span text:style-name="T93">oauth2/</text:span><text:span text:style-name="T92">WEB-INF/</text:span><text:span text:style-name="T93">web.xml </text:span></text:p>
      <text:p text:style-name="P134"><text:span text:style-name="T93"/></text:p>
      <text:p text:style-name="P134"><text:span text:style-name="T91">and restart. Note that you must do this whenever you upgrade OA4MP. </text:span></text:p>
      <text:p text:style-name="P133"><text:span text:style-name="T6"/></text:p>
      <text:p text:style-name="P3"/>
      <text:p text:style-name="P1"><text:bookmark text:name="_cwlxjy5a7x5q"/>The API itself</text:p>
      <text:p text:style-name="Standard">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complex machinery to do so. <text:s/>All requests are via parameters, all responses are JSON.</text:p>
      <text:h text:style-name="Heading_20_1" text:outline-level="1"><text:soft-page-break/>Securing the service.</text:h>
      <text:p text:style-name="P73">This system presupposes a trust relation and can allow the creation of flows. As such, if it is simply public facing, a denial of service attack would be easy. There 3 main ways to use this service securely.</text:p>
      <text:h text:style-name="Heading_20_2" text:outline-level="2">1. <text:span text:style-name="T63">Distinguished users.</text:span></text:h>
      <text:p text:style-name="P73">In this case, the servers <text:span text:style-name="T81">the configuration </text:span><text:span text:style-name="T29">d</text:span><text:span text:style-name="T31">i</text:span><text:span text:style-name="T29">Service</text:span> element explicity lists users and credentials. Every request must <text:span text:style-name="T64">have an entry</text:span>. <text:s/>This is of use if the AS services all calls and there is no need for more than just <text:span text:style-name="T68">authentication</text:span>, <text:span text:style-name="T64">usu</text:span><text:span text:style-name="T65">a</text:span><text:span text:style-name="T64">lly by a single, dedicated user</text:span>. <text:span text:style-name="T65">The parameters are </text:span><text:span text:style-name="T21">oa4mp:di:user </text:span><text:span text:style-name="T50"><text:s/>for the user name and </text:span><text:span text:style-name="T21">oa4mp:di:password</text:span><text:span text:style-name="T50"> for the password.</text:span></text:p>
      <text:h text:style-name="Heading_20_2" text:outline-level="2">2. <text:span text:style-name="T63">Restrict endpoint access</text:span></text:h>
      <text:p text:style-name="P73">In this case, the endpoint is secured and only accepts requests from specific IP addresses. <text:s/>This gives a slight performance boost and if the AS is running on a dedicated server is a good option. <text:s/>No users are needed and every request from the trusted IP is honored.</text:p>
      <text:h text:style-name="P125" text:outline-level="2">3. Per Administrative Client</text:h>
      <text:p text:style-name="P73">If an admin client has been so flagged, it makes the request using its own (usually RFC 7523) credentials. This permits fine grained control and excellent security if running the service has to be public.</text:p>
      <text:h text:style-name="P123" text:outline-level="1"><text:bookmark-start text:name="__RefHeading___Toc28974_2893350515"/><text:span text:style-name="T60">API </text:span>Basic Operation<text:bookmark-end text:name="__RefHeading___Toc28974_2893350515"/></text:h>
      <text:h text:style-name="P126" text:outline-level="2"><text:bookmark text:name="_4yuwvqoabb33"/><text:bookmark-start text:name="__RefHeading___Toc28976_2893350515"/>Making a request<text:bookmark-end text:name="__RefHeading___Toc28976_2893350515"/></text:h>
      <text:p text:style-name="Standard"><text:span text:style-name="T6">Every request will go to the same address </text:span><text:span text:style-name="T7">relative endpoint, </text:span><text:span text:style-name="T8">usually</text:span><text:span text:style-name="T7"> </text:span><text:span text:style-name="T12">d</text:span><text:span text:style-name="T13">i</text:span><text:span text:style-name="T14">Service, </text:span><text:span text:style-name="T58">e.g.</text:span></text:p>
      <text:p text:style-name="Standard"/>
      <text:p text:style-name="P7"><text:s text:c="3"/>http://<text:span text:style-name="T58">your.server.edu</text:span>:<text:span text:style-name="T58">9443</text:span>/<text:span text:style-name="T58">oauth2</text:span>/d<text:span text:style-name="T69">i</text:span>Service. </text:p>
      <text:p text:style-name="P3"/>
      <text:p text:style-name="P4">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repeated arguments will cause a duplicate argument message to be generated. </text:p>
      <text:h text:style-name="P126" text:outline-level="2"><text:bookmark text:name="_dr3nenomvrjp"/><text:bookmark-start text:name="__RefHeading___Toc28978_2893350515"/>Format of a response from the server<text:bookmark-end text:name="__RefHeading___Toc28978_2893350515"/></text:h>
      <text:p text:style-name="P3">The general serialized form for an object (which is always the body of the response and is urlencoded) is <text:span text:style-name="T58">a JSON object of the form</text:span>:</text:p>
      <text:p text:style-name="P4"/>
      <text:p text:style-name="Preformatted_20_Text"><text:s text:c="2"/><text:span text:style-name="T59">{"</text:span>status" : XXX,</text:p>
      <text:p text:style-name="Preformatted_20_Text"><text:s text:c="5"/>"key1" : "value1",</text:p>
      <text:p text:style-name="Preformatted_20_Text"><text:s text:c="5"/>"key2" : "value2",...</text:p>
      <text:p text:style-name="Preformatted_20_Text"><text:s/><text:span text:style-name="T59">}</text:span></text:p>
      <text:p text:style-name="P3"/>
      <text:p text:style-name="P4">Each section below detailing an API call will list what are and are not acceptable values. The status <text:soft-page-break/>is always present. The next section details the possible values.</text:p>
      <text:h text:style-name="P126" text:outline-level="2"><text:bookmark text:name="_e7wv1zdu39li"/><text:bookmark-start text:name="__RefHeading___Toc28980_2893350515"/>Status Codes and Error Conditions<text:bookmark-end text:name="__RefHeading___Toc28980_2893350515"/></text:h>
      <text:p text:style-name="Standard">It may occur that there are errors during the processing of a request, e.g. if the parameters are incorrect. Rather than confuse server errors with data errors – the bane of RESTful APIs, which this is not, we implement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only required value of each response <text:s/>is the status. This will be recorded in the body of the response according to the following table. All operations <text:s/>can return a duplicate parameter exception. It is not the task of this servlet to disambiguate or merge conflicting requests. Duplicate arguments are in general not allowed for any argument, including optional ones. All operations can return a missing parameter error for a required parameter. </text:p>
      <text:p text:style-name="Standard"/>
      <text:p text:style-name="Standard">Note: There is an appendix at the end of this document with various tables sorting these for quick reference.</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alue</text:p>
          </table:table-cell>
          <table:table-cell table:style-name="Table1.A1" office:value-type="string">
            <text:p text:style-name="P9">Decimal</text:p>
          </table:table-cell>
          <table:table-cell table:style-name="Table1.A1" office:value-type="string">
            <text:p text:style-name="P9">Hex</text:p>
          </table:table-cell>
          <table:table-cell table:style-name="Table1.A1" office:value-type="string">
            <text:p text:style-name="P9">Comment</text:p>
          </table:table-cell>
        </table:table-row>
        <table:table-row table:style-name="Table1.1">
          <table:table-cell table:style-name="Table1.A1" office:value-type="string">
            <text:p text:style-name="P6">OK</text:p>
          </table:table-cell>
          <table:table-cell table:style-name="Table1.A1" office:value-type="string">
            <text:p text:style-name="P6">0</text:p>
          </table:table-cell>
          <table:table-cell table:style-name="Table1.A1" office:value-type="string">
            <text:p text:style-name="P6">0x0</text:p>
          </table:table-cell>
          <table:table-cell table:style-name="Table1.A1" office:value-type="string">
            <text:p text:style-name="P5">Normal return</text:p>
          </table:table-cell>
        </table:table-row>
        <table:table-row table:style-name="Table1.1">
          <table:table-cell table:style-name="Table1.A1" office:value-type="string">
            <text:p text:style-name="P6">ActionNotFound</text:p>
          </table:table-cell>
          <table:table-cell table:style-name="Table1.A1" office:value-type="string">
            <text:p text:style-name="P6">1</text:p>
          </table:table-cell>
          <table:table-cell table:style-name="Table1.A1" office:value-type="string">
            <text:p text:style-name="P6">0x1</text:p>
          </table:table-cell>
          <table:table-cell table:style-name="Table1.A1" office:value-type="string">
            <text:p text:style-name="P5">No such action is supported by this service. Normally this indicates that the action value was mis-typed.</text:p>
          </table:table-cell>
        </table:table-row>
        <table:table-row table:style-name="Table1.1">
          <table:table-cell table:style-name="Table1.A1" office:value-type="string">
            <text:p text:style-name="P6">TransactionNotFound</text:p>
          </table:table-cell>
          <table:table-cell table:style-name="Table1.A1" office:value-type="string">
            <text:p text:style-name="P6">1048485</text:p>
          </table:table-cell>
          <table:table-cell table:style-name="Table1.A1" office:value-type="string">
            <text:p text:style-name="P6">0xFFFA5</text:p>
          </table:table-cell>
          <table:table-cell table:style-name="Table1.A1" office:value-type="string">
            <text:p text:style-name="P5">No such transaction for the given <text:span text:style-name="T60">code or user code</text:span> was found</text:p>
          </table:table-cell>
        </table:table-row>
        <table:table-row table:style-name="Table1.1">
          <table:table-cell table:style-name="Table1.A1" office:value-type="string">
            <text:p text:style-name="P6">DuplicateParameterFound</text:p>
          </table:table-cell>
          <table:table-cell table:style-name="Table1.A1" office:value-type="string">
            <text:p text:style-name="P6">1048561</text:p>
          </table:table-cell>
          <table:table-cell table:style-name="Table1.A1" office:value-type="string">
            <text:p text:style-name="P6">0xFFFF1</text:p>
          </table:table-cell>
          <table:table-cell table:style-name="Table1.A1" office:value-type="string">
            <text:p text:style-name="P5">A duplicate argument was supplied.</text:p>
          </table:table-cell>
        </table:table-row>
        <table:table-row table:style-name="Table1.1">
          <table:table-cell table:style-name="Table1.A1" office:value-type="string">
            <text:p text:style-name="P6">InternalError</text:p>
          </table:table-cell>
          <table:table-cell table:style-name="Table1.A1" office:value-type="string">
            <text:p text:style-name="P6">1048563</text:p>
          </table:table-cell>
          <table:table-cell table:style-name="Table1.A1" office:value-type="string">
            <text:p text:style-name="P6">0xFFFF3</text:p>
          </table:table-cell>
          <table:table-cell table:style-name="Table1.A1" office:value-type="string">
            <text:p text:style-name="P5">Some error internal to the server occurred during processing. Consult the server logs. </text:p>
          </table:table-cell>
        </table:table-row>
        <table:table-row table:style-name="Table1.1">
          <table:table-cell table:style-name="Table1.A1" office:value-type="string">
            <text:p text:style-name="P6">MalformedInputError</text:p>
          </table:table-cell>
          <table:table-cell table:style-name="Table1.A1" office:value-type="string">
            <text:p text:style-name="P6">1048567</text:p>
          </table:table-cell>
          <table:table-cell table:style-name="Table1.A1" office:value-type="string">
            <text:p text:style-name="P6">0xFFFF7</text:p>
          </table:table-cell>
          <table:table-cell table:style-name="Table1.A1" office:value-type="string">
            <text:p text:style-name="P5">An input was of the incorrect format. E.g. an illegal uri or a string that cannot be parsed into an integer.</text:p>
          </table:table-cell>
        </table:table-row>
        <table:table-row table:style-name="Table1.1">
          <table:table-cell table:style-name="Table1.A1" office:value-type="string">
            <text:p text:style-name="P6">MissingParameterError</text:p>
          </table:table-cell>
          <table:table-cell table:style-name="Table1.A1" office:value-type="string">
            <text:p text:style-name="P6">1048569</text:p>
          </table:table-cell>
          <table:table-cell table:style-name="Table1.A1" office:value-type="string">
            <text:p text:style-name="P6">0xFFFF9</text:p>
          </table:table-cell>
          <table:table-cell table:style-name="Table1.A1" office:value-type="string">
            <text:p text:style-name="P5">A required argument was not found.</text:p>
          </table:table-cell>
        </table:table-row>
        <table:table-row table:style-name="Table1.1">
          <table:table-cell table:style-name="Table1.A1" office:value-type="string">
            <text:p text:style-name="P11">Transaction not found</text:p>
          </table:table-cell>
          <table:table-cell table:style-name="Table1.A1" office:value-type="string">
            <text:p text:style-name="P11">65537</text:p>
          </table:table-cell>
          <table:table-cell table:style-name="Table1.A1" office:value-type="string">
            <text:p text:style-name="P11">10001</text:p>
          </table:table-cell>
          <table:table-cell table:style-name="Table1.A1" office:value-type="string">
            <text:p text:style-name="P10">No transaction with the given identifier could be found</text:p>
          </table:table-cell>
        </table:table-row>
        <table:table-row table:style-name="Table1.1">
          <table:table-cell table:style-name="Table1.A1" office:value-type="string">
            <text:p text:style-name="P11">Expired token</text:p>
          </table:table-cell>
          <table:table-cell table:style-name="Table1.A1" office:value-type="string">
            <text:p text:style-name="P11">65539</text:p>
          </table:table-cell>
          <table:table-cell table:style-name="Table1.A1" office:value-type="string">
            <text:p text:style-name="P11">10003</text:p>
          </table:table-cell>
          <table:table-cell table:style-name="Table1.A1" office:value-type="string">
            <text:p text:style-name="P10">The token for this request has expired.</text:p>
          </table:table-cell>
        </table:table-row>
        <table:table-row table:style-name="Table1.1">
          <table:table-cell table:style-name="Table1.A1" office:value-type="string">
            <text:p text:style-name="P11">Create transaction failed</text:p>
          </table:table-cell>
          <table:table-cell table:style-name="Table1.A1" office:value-type="string">
            <text:p text:style-name="P11">65541</text:p>
          </table:table-cell>
          <table:table-cell table:style-name="Table1.A1" office:value-type="string">
            <text:p text:style-name="P11">10005</text:p>
          </table:table-cell>
          <table:table-cell table:style-name="Table1.A1" office:value-type="string">
            <text:p text:style-name="P10">General exception when a transaction cannot be created</text:p>
          </table:table-cell>
        </table:table-row>
        <table:table-row table:style-name="Table1.1">
          <table:table-cell table:style-name="Table1.A1" office:value-type="string">
            <text:p text:style-name="P11">Unknown callback</text:p>
          </table:table-cell>
          <table:table-cell table:style-name="Table1.A1" office:value-type="string">
            <text:p text:style-name="P11">65543</text:p>
          </table:table-cell>
          <table:table-cell table:style-name="Table1.A1" office:value-type="string">
            <text:p text:style-name="P11">10007</text:p>
          </table:table-cell>
          <table:table-cell table:style-name="Table1.A1" office:value-type="string">
            <text:p text:style-name="P10">The supplied callback id not in the list of registered callbacks</text:p>
          </table:table-cell>
        </table:table-row>
        <table:table-row table:style-name="Table1.1">
          <table:table-cell table:style-name="Table1.A1" office:value-type="string">
            <text:p text:style-name="P11">Client id missing</text:p>
          </table:table-cell>
          <table:table-cell table:style-name="Table1.A1" office:value-type="string">
            <text:p text:style-name="P11">65545</text:p>
          </table:table-cell>
          <table:table-cell table:style-name="Table1.A1" office:value-type="string">
            <text:p text:style-name="P11">10009</text:p>
          </table:table-cell>
          <table:table-cell table:style-name="Table1.A1" office:value-type="string">
            <text:p text:style-name="P10">No client identifier has been supplied with this request</text:p>
          </table:table-cell>
        </table:table-row>
        <table:table-row table:style-name="Table1.1">
          <table:table-cell table:style-name="Table1.A1" office:value-type="string">
            <text:p text:style-name="P11">No registered callbacks</text:p>
          </table:table-cell>
          <table:table-cell table:style-name="Table1.A1" office:value-type="string">
            <text:p text:style-name="P11">65547</text:p>
          </table:table-cell>
          <table:table-cell table:style-name="Table1.A1" office:value-type="string">
            <text:p text:style-name="P11">1000A</text:p>
          </table:table-cell>
          <table:table-cell table:style-name="Table1.A1" office:value-type="string">
            <text:p text:style-name="P10">The client has no callbacks registered. <text:soft-page-break/>(Normally this implies an incomplete registration)</text:p>
          </table:table-cell>
        </table:table-row>
        <table:table-row table:style-name="Table1.1">
          <table:table-cell table:style-name="Table1.A1" office:value-type="string">
            <text:p text:style-name="P11">Unknown client</text:p>
          </table:table-cell>
          <table:table-cell table:style-name="Table1.A1" office:value-type="string">
            <text:p text:style-name="P11">65549</text:p>
          </table:table-cell>
          <table:table-cell table:style-name="Table1.A1" office:value-type="string">
            <text:p text:style-name="P11">1000C</text:p>
          </table:table-cell>
          <table:table-cell table:style-name="Table1.A1" office:value-type="string">
            <text:p text:style-name="P10">The identifier does not match any client</text:p>
          </table:table-cell>
        </table:table-row>
        <table:table-row table:style-name="Table1.1">
          <table:table-cell table:style-name="Table1.A1" office:value-type="string">
            <text:p text:style-name="P11">Unapproved client</text:p>
          </table:table-cell>
          <table:table-cell table:style-name="Table1.A1" office:value-type="string">
            <text:p text:style-name="P11">65551</text:p>
          </table:table-cell>
          <table:table-cell table:style-name="Table1.A1" office:value-type="string">
            <text:p text:style-name="P11">1000E</text:p>
          </table:table-cell>
          <table:table-cell table:style-name="Table1.A1" office:value-type="string">
            <text:p text:style-name="P10">This client has been registered but has not yet been approved.</text:p>
          </table:table-cell>
        </table:table-row>
      </table:table>
      <text:p text:style-name="P3"/>
      <text:p text:style-name="Heading">Example of a typical error response</text:p>
      <text:p text:style-name="Preformatted_20_Text">{</text:p>
      <text:p text:style-name="Preformatted_20_Text"><text:s/>"description" : "The given redirect_uri is not valid for this client.",</text:p>
      <text:p text:style-name="Preformatted_20_Text"><text:s text:c="7"/>"error" : "create_transaction_failed",</text:p>
      <text:p text:style-name="Preformatted_20_Text"><text:s text:c="6"/>"status" : 65541</text:p>
      <text:p text:style-name="Preformatted_20_Text">}</text:p>
      <text:h text:style-name="P124" text:outline-level="1"><text:bookmark text:name="_xx89vqcnbugp"/><text:bookmark-start text:name="__RefHeading___Toc28984_2893350515"/>The API Calls <text:bookmark-end text:name="__RefHeading___Toc28984_2893350515"/></text:h>
      <text:h text:style-name="P127" text:outline-level="2"><text:bookmark-start text:name="__RefHeading___Toc29076_2893350515"/><text:span text:style-name="T61">a</text:span>pprove<text:span text:style-name="T61">U</text:span>serCode<text:bookmark-end text:name="__RefHeading___Toc29076_2893350515"/></text:h>
      <text:p text:style-name="P114"><text:span text:style-name="T17">What’s it do?</text:span> <text:span text:style-name="T74">Device Code Flow. </text:span><text:s/>It will approve the code (allowing the user to get a token). It may also <text:span text:style-name="T70">invalidate</text:span> a user code, <text:span text:style-name="T70">meaning the code is flagged as unusable and any attempts to use it thereafter will raise an exception</text:span>. <text:s/><text:span text:style-name="T70">There is no undo for invalidating a user code. </text:span><text:s/><text:span text:style-name="T41">Normally you check the user code </text:span><text:span text:style-name="T70">(see </text:span><text:span text:style-name="T34">checkUserCode</text:span><text:span text:style-name="T70">) </text:span><text:span text:style-name="T41">before approving it.</text:span></text:p>
      <text:h text:style-name="P71" text:outline-level="3"><text:bookmark-start text:name="__RefHeading___Toc29078_2893350515"/>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57">Key</text:p>
          </table:table-cell>
          <table:table-cell table:style-name="Table29.A1" office:value-type="string">
            <text:p text:style-name="P57">Value</text:p>
          </table:table-cell>
          <table:table-cell table:style-name="Table29.C1" office:value-type="string">
            <text:p text:style-name="P57">Comment</text:p>
          </table:table-cell>
        </table:table-row>
        <table:table-row>
          <table:table-cell table:style-name="Table29.A2" office:value-type="string">
            <text:p text:style-name="P44">action</text:p>
          </table:table-cell>
          <table:table-cell table:style-name="Table29.A2" office:value-type="string">
            <text:p text:style-name="P43"><text:span text:style-name="T70">a</text:span>pprove<text:span text:style-name="T70">U</text:span>serCode</text:p>
          </table:table-cell>
          <table:table-cell table:style-name="Table29.C2" office:value-type="string">
            <text:p text:style-name="P41">Required</text:p>
          </table:table-cell>
        </table:table-row>
        <table:table-row table:style-name="Table29.3">
          <table:table-cell table:style-name="Table29.A2" office:value-type="string">
            <text:p text:style-name="P44">approved</text:p>
          </table:table-cell>
          <table:table-cell table:style-name="Table29.A2" office:value-type="string">
            <text:p text:style-name="P41">0 <text:span text:style-name="T70">invalidate</text:span><text:line-break/>1 approve (default)</text:p>
          </table:table-cell>
          <table:table-cell table:style-name="Table29.C2" office:value-type="string">
            <text:p text:style-name="P41">Optional. If not present, approve the code, <text:span text:style-name="T67">if 0, cancel the flow.</text:span></text:p>
          </table:table-cell>
        </table:table-row>
        <table:table-row>
          <table:table-cell table:style-name="Table29.A2" office:value-type="string">
            <text:p text:style-name="P46">auth_time</text:p>
          </table:table-cell>
          <table:table-cell table:style-name="Table29.A2" office:value-type="string">
            <text:p text:style-name="P45">The time of authorization for the user</text:p>
          </table:table-cell>
          <table:table-cell table:style-name="Table29.C2" office:value-type="string">
            <text:p text:style-name="P47">Time is in seconds</text:p>
          </table:table-cell>
        </table:table-row>
        <table:table-row table:style-name="Table29.3">
          <table:table-cell table:style-name="Table29.A2" office:value-type="string">
            <text:p text:style-name="P44">user_code</text:p>
          </table:table-cell>
          <table:table-cell table:style-name="Table29.A2" office:value-type="string">
            <text:p text:style-name="P41">The user code generated by the system</text:p>
          </table:table-cell>
          <table:table-cell table:style-name="Table29.C2" office:value-type="string">
            <text:p text:style-name="P41">Required.</text:p>
          </table:table-cell>
        </table:table-row>
        <table:table-row table:style-name="Table29.3">
          <table:table-cell table:style-name="Table29.A2" office:value-type="string">
            <text:p text:style-name="P46">username</text:p>
          </table:table-cell>
          <table:table-cell table:style-name="Table29.A2" office:value-type="string">
            <text:p text:style-name="P45">The name of the user used.</text:p>
          </table:table-cell>
          <table:table-cell table:style-name="Table29.C2" office:value-type="string">
            <text:p text:style-name="P41"/>
          </table:table-cell>
        </table:table-row>
      </table:table>
      <text:p text:style-name="P72"/>
      <text:h text:style-name="P71" text:outline-level="3"><text:bookmark-start text:name="__RefHeading___Toc29080_2893350515"/><text:span text:style-name="T40">Re</text:span><text:span text:style-name="T88">s</text:span><text:span text:style-name="T40">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44">Key</text:p>
          </table:table-cell>
          <table:table-cell table:style-name="Table30.A1" office:value-type="string">
            <text:p text:style-name="P44">Value</text:p>
          </table:table-cell>
          <table:table-cell table:style-name="Table30.C1" office:value-type="string">
            <text:p text:style-name="P44">Comment</text:p>
          </table:table-cell>
        </table:table-row>
        <table:table-row table:style-name="Table30.2">
          <table:table-cell table:style-name="Table30.A2" office:value-type="string">
            <text:p text:style-name="P44">status</text:p>
          </table:table-cell>
          <table:table-cell table:style-name="Table30.A2" office:value-type="string">
            <text:p text:style-name="P41">Ok<text:line-break/>missing parameter<text:line-break/>transaction not found<text:line-break/>expired user code</text:p>
          </table:table-cell>
          <table:table-cell table:style-name="Table30.C2" office:value-type="string">
            <text:p text:style-name="P26"/>
          </table:table-cell>
        </table:table-row>
        <text:soft-page-break/>
        <table:table-row table:style-name="Table30.2">
          <table:table-cell table:style-name="Table30.A2" office:value-type="string">
            <text:p text:style-name="P28">client_id</text:p>
          </table:table-cell>
          <table:table-cell table:style-name="Table30.A2" office:value-type="string">
            <text:p text:style-name="P27">The client id </text:p>
          </table:table-cell>
          <table:table-cell table:style-name="Table30.C2" office:value-type="string">
            <text:p text:style-name="P25"/>
          </table:table-cell>
        </table:table-row>
        <table:table-row table:style-name="Table30.2">
          <table:table-cell table:style-name="Table30.A2" office:value-type="string">
            <text:p text:style-name="P50">code</text:p>
          </table:table-cell>
          <table:table-cell table:style-name="Table30.A2" office:value-type="string">
            <text:p text:style-name="P27">The id for the transaction</text:p>
          </table:table-cell>
          <table:table-cell table:style-name="Table30.C2" office:value-type="string">
            <text:p text:style-name="P27">This is base 32 encoded</text:p>
          </table:table-cell>
        </table:table-row>
        <table:table-row table:style-name="Table30.2">
          <table:table-cell table:style-name="Table30.A2" office:value-type="string">
            <text:p text:style-name="P28">user_code</text:p>
          </table:table-cell>
          <table:table-cell table:style-name="Table30.A2" office:value-type="string">
            <text:p text:style-name="P27">The user_code passed in</text:p>
          </table:table-cell>
          <table:table-cell table:style-name="Table30.C2" office:value-type="string">
            <text:p text:style-name="P27">This helps the requester identify this response</text:p>
          </table:table-cell>
        </table:table-row>
      </table:table>
      <text:p text:style-name="P72"/>
      <text:p text:style-name="P66">Example continuation, approving the user.</text:p>
      <text:p text:style-name="P68">Picking up where <text:span text:style-name="T32">checkUserCode</text:span> left off, we assume <text:span text:style-name="T87">the user has finished authenticating and the last step for you is to tell OA4MP this:</text:span></text:p>
      <text:p text:style-name="P81">https://localhost:9443/oauth2/diService<text:line-break/> ?action=<text:span text:style-name="T87">approve</text:span>UserCode<text:line-break/> &amp;user_code=<text:span text:style-name="T83">684B+7344+XE36<text:line-break/> </text:span><text:a xlink:type="simple" xlink:href="mailto:%26username%3Dbob@physics.bgsu.edu" text:style-name="Internet_20_link" text:visited-style-name="Visited_20_Internet_20_Link"><text:span text:style-name="T87">&amp;username=bob@physics.bgsu.edu</text:span></text:a><text:span text:style-name="T87"><text:line-break/> &amp;auth_time=1756766314</text:span></text:p>
      <text:p text:style-name="P99"/>
      <text:p text:style-name="P99">which in turn has a response of </text:p>
      <text:p text:style-name="P99"/>
      <text:p text:style-name="P82">{ <text:s text:c="3"/>"status" : 0,</text:p>
      <text:p text:style-name="P82"><text:s text:c="2"/>"user_code" : "<text:a xlink:type="simple" xlink:href="https://localhost:9443/oauth2/device?user_code=684B+7344+XE36" text:style-name="Internet_20_link" text:visited-style-name="Visited_20_Internet_20_Link"><text:span text:style-name="T83">684B+7344+XE36</text:span></text:a><text:span text:style-name="T83">"</text:span></text:p>
      <text:p text:style-name="P82"><text:s text:c="2"/>"client_id" : "oa4mp:/client_id/cern/87547887",</text:p>
      <text:p text:style-name="P82"><text:s text:c="7"/>"code" : "J5ETCRRZPFUEEVLPI5FXO4KKIY3EQ3RQNFIQ"</text:p>
      <text:p text:style-name="P82">}</text:p>
      <text:p text:style-name="P99"/>
      <text:p text:style-name="P99">and at this point, the user can simply get a token from OA4MP directly.</text:p>
      <text:p text:style-name="Standard"/>
      <text:p text:style-name="Standard">See also: <text:span text:style-name="T32">checkUserCode</text:span></text:p>
      <text:p text:style-name="Standard"/>
      <text:p text:style-name="P88"><text:span text:style-name="T46">N</text:span><text:span text:style-name="T43">ote that if you cancel </text:span><text:span text:style-name="T52">or invalidate</text:span><text:span text:style-name="T43"> a flow it cannot be restarted and the user must restart.</text:span></text:p>
      <text:p text:style-name="P88"><text:span text:style-name="T43"/></text:p>
      <text:p text:style-name="P131">Note that the client ID is returned so your service can more easily display information (if desired) to the user.</text:p>
      <text:h text:style-name="P128" text:outline-level="2"><text:bookmark-start text:name="__RefHeading___Toc28986_2893350515"/>checkUserCode(user_code)<text:bookmark-end text:name="__RefHeading___Toc28986_2893350515"/></text:h>
      <text:p text:style-name="P117"><text:span text:style-name="T20">What’s it do: </text:span><text:span text:style-name="T74">Device Code Flow. </text:span><text:span text:style-name="T41">This will take the user_code and verify that it is currently active. <text:s/></text:span><text:span text:style-name="T62">This is informational so you can manage logon attempts by the user.</text:span></text:p>
      <text:h text:style-name="P12"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56">Key</text:p>
          </table:table-cell>
          <table:table-cell table:style-name="Table31.A1" office:value-type="string">
            <text:p text:style-name="P56">Value</text:p>
          </table:table-cell>
          <table:table-cell table:style-name="Table31.C1" office:value-type="string">
            <text:p text:style-name="P56">Comment</text:p>
          </table:table-cell>
        </table:table-row>
        <table:table-row>
          <table:table-cell table:style-name="Table31.A2" office:value-type="string">
            <text:p text:style-name="P28">action</text:p>
          </table:table-cell>
          <table:table-cell table:style-name="Table31.A2" office:value-type="string">
            <text:p text:style-name="P27"><text:bookmark-start text:name="__DdeLink__2405670_1942195916"/>checkUserCode<text:bookmark-end text:name="__DdeLink__2405670_1942195916"/></text:p>
          </table:table-cell>
          <table:table-cell table:style-name="Table31.C2" office:value-type="string">
            <text:p text:style-name="P27">Required</text:p>
          </table:table-cell>
        </table:table-row>
        <table:table-row table:style-name="Table31.3">
          <table:table-cell table:style-name="Table31.A2" office:value-type="string">
            <text:p text:style-name="P28">user_code</text:p>
          </table:table-cell>
          <table:table-cell table:style-name="Table31.A2" office:value-type="string">
            <text:p text:style-name="P52">The user code issued by OA4MP</text:p>
          </table:table-cell>
          <table:table-cell table:style-name="Table31.C2" office:value-type="string">
            <text:p text:style-name="P27">Required</text:p>
          </table:table-cell>
        </table:table-row>
      </table:table>
      <text:p text:style-name="P13"/>
      <text:h text:style-name="P12" text:outline-level="3"><text:bookmark-start text:name="__RefHeading___Toc28990_2893350515"/><text:span text:style-name="T41">Response</text:span> key/value pairs.<text:bookmark-end text:name="__RefHeading___Toc28990_2893350515"/></text:h>
      <table:table table:name="Table32" table:style-name="Table32" table:template-name="Default Style">
        <table:table-column table:style-name="Table32.A"/>
        <table:table-column table:style-name="Table32.B"/>
        <table:table-column table:style-name="Table32.C"/>
        <table:table-row>
          <table:table-cell table:style-name="Table32.A1" office:value-type="string">
            <text:p text:style-name="P56">Key</text:p>
          </table:table-cell>
          <table:table-cell table:style-name="Table32.A1" office:value-type="string">
            <text:p text:style-name="P56">Value</text:p>
          </table:table-cell>
          <table:table-cell table:style-name="Table32.C1" office:value-type="string">
            <text:p text:style-name="P56">Comment</text:p>
          </table:table-cell>
        </table:table-row>
        <table:table-row>
          <table:table-cell table:style-name="Table32.A2" office:value-type="string">
            <text:p text:style-name="P30">status</text:p>
          </table:table-cell>
          <table:table-cell table:style-name="Table32.A2" office:value-type="string">
            <text:p text:style-name="P29">Ok<text:line-break/><text:soft-page-break/>missing parameter<text:line-break/>service unavailable<text:line-break/>transaction not found<text:line-break/>expired token<text:line-break/></text:p>
          </table:table-cell>
          <table:table-cell table:style-name="Table32.C2" office:value-type="string">
            <text:p text:style-name="P29">The service unavailable <text:soft-page-break/>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28">client_id</text:p>
          </table:table-cell>
          <table:table-cell table:style-name="Table32.A2" office:value-type="string">
            <text:p text:style-name="P27">The client id </text:p>
          </table:table-cell>
          <table:table-cell table:style-name="Table32.C2" office:value-type="string">
            <text:p text:style-name="P25"/>
          </table:table-cell>
        </table:table-row>
        <table:table-row>
          <table:table-cell table:style-name="Table32.A2" office:value-type="string">
            <text:p text:style-name="P50">code</text:p>
          </table:table-cell>
          <table:table-cell table:style-name="Table32.A2" office:value-type="string">
            <text:p text:style-name="P27">The id for the transaction</text:p>
          </table:table-cell>
          <table:table-cell table:style-name="Table32.C2" office:value-type="string">
            <text:p text:style-name="P27">This is base 32 encoded. <text:span text:style-name="T70">Do not alter, just pass it around as needed.</text:span></text:p>
          </table:table-cell>
        </table:table-row>
        <table:table-row table:style-name="Table32.3">
          <table:table-cell table:style-name="Table32.A2" office:value-type="string">
            <text:p text:style-name="P28">scope</text:p>
          </table:table-cell>
          <table:table-cell table:style-name="Table32.A2" office:value-type="string">
            <text:p text:style-name="P27">Scopes, if any, in the initial request</text:p>
          </table:table-cell>
          <table:table-cell table:style-name="Table32.C2" office:value-type="string">
            <text:p text:style-name="P27">This is a blank delimited list</text:p>
          </table:table-cell>
        </table:table-row>
        <table:table-row table:style-name="Table32.6">
          <table:table-cell table:style-name="Table32.A2" office:value-type="string">
            <text:p text:style-name="P28">user_code</text:p>
          </table:table-cell>
          <table:table-cell table:style-name="Table32.A2" office:value-type="string">
            <text:p text:style-name="P27">The user_code passed in</text:p>
          </table:table-cell>
          <table:table-cell table:style-name="Table32.C2" office:value-type="string">
            <text:p text:style-name="P27">This helps the requester identify this response</text:p>
          </table:table-cell>
        </table:table-row>
      </table:table>
      <text:p text:style-name="P13"/>
      <text:p text:style-name="Heading">Example. Using the device code flow</text:p>
      <text:p text:style-name="P116">Prerequisites</text:p>
      <text:p text:style-name="P97">In this example, your service uses a reverse proxy lookup, such as Apache. The entire service <text:span text:style-name="T87">has user-facing address</text:span> at <text:a xlink:type="simple" xlink:href="https://oa4mp.physics.bgsu.edu/" text:style-name="Internet_20_link" text:visited-style-name="Visited_20_Internet_20_Link">https://oa4mp.physics.bgsu.edu</text:a> and <text:span text:style-name="T85">OA4MP is deployed on localhost:9443. </text:span><text:span text:style-name="T87">Access to the DI Service is restricted to the IP address <text:s/>of your server only and no other authentication is needed.</text:span></text:p>
      <table:table table:name="Table2" table:style-name="Table2">
        <table:table-column table:style-name="Table2.A" table:number-columns-repeated="3"/>
        <table:table-row>
          <table:table-cell table:style-name="Table2.A1" office:value-type="string">
            <text:p text:style-name="P110">External address</text:p>
          </table:table-cell>
          <table:table-cell table:style-name="Table2.A1" office:value-type="string">
            <text:p text:style-name="P110">Internal address</text:p>
          </table:table-cell>
          <table:table-cell table:style-name="Table2.C1" office:value-type="string">
            <text:p text:style-name="P110">Description</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p>
          </table:table-cell>
          <table:table-cell table:style-name="Table2.A2" office:value-type="string">
            <text:p text:style-name="Table_20_Contents"/>
          </table:table-cell>
          <table:table-cell table:style-name="Table2.C2" office:value-type="string">
            <text:p text:style-name="P111">The general, <text:span text:style-name="T89">public</text:span> address for your service</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span text:style-name="T25">/</text:span><text:span text:style-name="T27">authorize</text:span></text:p>
          </table:table-cell>
          <table:table-cell table:style-name="Table2.A2" office:value-type="string">
            <text:p text:style-name="P112"><text:line-break/>--</text:p>
          </table:table-cell>
          <table:table-cell table:style-name="Table2.C2" office:value-type="string">
            <text:p text:style-name="P109">The AS written in e.g. PHP or python. This handles device flow authentication</text:p>
          </table:table-cell>
        </table:table-row>
        <table:table-row>
          <table:table-cell table:style-name="Table2.A2" office:value-type="string">
            <text:p text:style-name="P97"><text:a xlink:type="simple" xlink:href="https://oa4mp.physics.bgsu.edu/" text:style-name="Internet_20_link" text:visited-style-name="Visited_20_Internet_20_Link"><text:span text:style-name="T25">https://</text:span><text:span text:style-name="T27">hadron</text:span><text:span text:style-name="T25">.physics.bgsu.edu</text:span></text:a><text:span text:style-name="T25">/</text:span><text:span text:style-name="T27">token</text:span></text:p>
          </table:table-cell>
          <table:table-cell table:style-name="Table2.A2" office:value-type="string">
            <text:p text:style-name="P113">https://localhost:9443/oauth2/token</text:p>
          </table:table-cell>
          <table:table-cell table:style-name="Table2.C2" office:value-type="string">
            <text:p text:style-name="P109">The OA4MP token endpoint</text:p>
          </table:table-cell>
        </table:table-row>
        <table:table-row>
          <table:table-cell table:style-name="Table2.A2" office:value-type="string">
            <text:p text:style-name="P97"><text:a xlink:type="simple" xlink:href="https://oa4mp.physics.bgsu.edu/oauth2/device_authorization" text:style-name="Internet_20_link" text:visited-style-name="Visited_20_Internet_20_Link"><text:span text:style-name="T25">https://oa4mp.physics.bgsu.edu/</text:span><text:span text:style-name="T27">device_authorization</text:span></text:a></text:p>
          </table:table-cell>
          <table:table-cell table:style-name="Table2.A2" office:value-type="string">
            <text:p text:style-name="P113">https://localhost:9443/oauth2/device_authorization</text:p>
          </table:table-cell>
          <table:table-cell table:style-name="Table2.C2" office:value-type="string">
            <text:p text:style-name="P109">The device authorization endpoint</text:p>
          </table:table-cell>
        </table:table-row>
        <table:table-row table:style-name="Table2.6">
          <table:table-cell table:style-name="Table2.A2" office:value-type="string">
            <text:p text:style-name="Table_20_Contents">… <text:span text:style-name="T85">other standard endpoint</text:span></text:p>
          </table:table-cell>
          <table:table-cell table:style-name="Table2.A2" office:value-type="string">
            <text:p text:style-name="P109">… their OA4MP addresses</text:p>
          </table:table-cell>
          <table:table-cell table:style-name="Table2.C2" office:value-type="string">
            <text:p text:style-name="Table_20_Contents"/>
          </table:table-cell>
        </table:table-row>
      </table:table>
      <text:p text:style-name="P97"><text:s/></text:p>
      <text:p text:style-name="P97"/>
      <text:p text:style-name="P121"><text:span text:style-name="T83">The user starts by making a request to the device authorization, </text:span><text:span text:style-name="T85">which is forwarded by Apache</text:span><text:span text:style-name="T83">. </text:span><text:span text:style-name="T85">The user gets a response with the </text:span><text:span text:style-name="T35">user_code</text:span><text:span text:style-name="T85">:</text:span></text:p>
      <text:p text:style-name="P96"><text:a xlink:type="simple" xlink:href="https://localhost:9443/oauth2/device?user_code=684B+7344+XE36" text:style-name="Internet_20_link" text:visited-style-name="Visited_20_Internet_20_Link">https://<text:span text:style-name="T89">hadron</text:span>.physics.bgsu.edu/authoriz<text:span text:style-name="T85">e</text:span>?user_code=684B+7344+XE36</text:a></text:p>
      <text:p text:style-name="P96">This URI is to your service and is configured in the server configuration in the deviceFlowServlet element, a typical example being:</text:p>
      <text:p text:style-name="Preformatted_20_Text"><text:s text:c="2"/><text:span text:style-name="T84">&lt;deviceFlowServlet</text:span></text:p>
      <text:p text:style-name="P80"><text:s text:c="8"/>verificationURI="https://<text:span text:style-name="T85">hadron</text:span><text:span text:style-name="T83">.physics.bgsu.edu</text:span>/<text:span text:style-name="T83">authori</text:span><text:span text:style-name="T85">ze</text:span>"</text:p>
      <text:p text:style-name="P80"><text:s text:c="8"/>interval="5"</text:p>
      <text:p text:style-name="P80"><text:s text:c="8"/>codeChars="0123456789ABCDEFX"</text:p>
      <text:p text:style-name="P80"><text:s text:c="8"/>codeLength="12"</text:p>
      <text:p text:style-name="P80"><text:soft-page-break/><text:s text:c="8"/>codeSeparator="+"</text:p>
      <text:p text:style-name="P80"><text:s text:c="8"/>codePeriodLength="4"</text:p>
      <text:p text:style-name="P80"><text:s text:c="2"/>/&gt;</text:p>
      <text:p text:style-name="P95"/>
      <text:p text:style-name="P98"><text:span text:style-name="T83">The URL to request this is in OA4MP well-known page, but the configured verification URI can be anywhere. Once the user comes to your service, you can read the user_code and query OA4MP </text:span><text:span text:style-name="T85">to get the client ID, scopes etc </text:span><text:span text:style-name="T87">(linefeeds added for clarity)</text:span><text:span text:style-name="T85">:</text:span></text:p>
      <text:p text:style-name="P98"/>
      <text:p text:style-name="Preformatted_20_Text"><text:span text:style-name="T86">https://localhost:9443/oauth2/diService<text:line-break/> ?action=checkUserCode<text:line-break/> &amp;user_code=</text:span><text:span text:style-name="T83">684B+7344+XE36</text:span></text:p>
      <text:p text:style-name="P67"/>
      <text:p text:style-name="Preformatted_20_Text">{ <text:s text:c="3"/>"status" : 0,</text:p>
      <text:p text:style-name="Preformatted_20_Text"><text:s text:c="2"/>"user_code" : "<text:a xlink:type="simple" xlink:href="https://localhost:9443/oauth2/device?user_code=684B+7344+XE36" text:style-name="Internet_20_link" text:visited-style-name="Visited_20_Internet_20_Link"><text:span text:style-name="T83">684B+7344+XE36</text:span></text:a><text:span text:style-name="T83">"</text:span></text:p>
      <text:p text:style-name="Preformatted_20_Text"><text:s text:c="2"/>"client_id" : "oa4mp:/client_id/cern/87547887",</text:p>
      <text:p text:style-name="Preformatted_20_Text"><text:s text:c="6"/>"scope" : ["write:/", "read:/public/fermilab/grant_3456/data"]</text:p>
      <text:p text:style-name="Preformatted_20_Text"><text:s text:c="7"/>"code" : "J5ETCRRZPFUEEVLPI5FXO4KKIY3EQ3RQNFIQ"</text:p>
      <text:p text:style-name="Preformatted_20_Text">}</text:p>
      <text:p text:style-name="P98"/>
      <text:p text:style-name="P98"><text:span text:style-name="T86">I</text:span><text:span text:style-name="T85">n short everything you need to do authentication and put up a consent page. <text:s/>When the user has completed authentication (or has cancelled it), yo would need to notify OA4MP. <text:s/></text:span></text:p>
      <text:p text:style-name="P95"/>
      <text:p text:style-name="P87">See also: <text:span text:style-name="T34">a</text:span><text:span text:style-name="T32">pprove</text:span><text:span text:style-name="T34">U</text:span><text:span text:style-name="T32">serCode</text:span></text:p>
      <text:h text:style-name="P130" text:outline-level="2"><text:bookmark-start text:name="__RefHeading___Toc29070_2893350515"/><text:span text:style-name="T42">f</text:span><text:span text:style-name="T36">inishAuthCodeFlow</text:span><text:bookmark-end text:name="__RefHeading___Toc29070_2893350515"/></text:h>
      <text:p text:style-name="Text_20_body"><text:span text:style-name="T19">What’s it do? </text:span><text:span text:style-name="T74">Authorization Code Flow. </text:span><text:span text:style-name="T36">This sets the user’s <text:s/>logon </text:span><text:span text:style-name="T59">information and signals that authorization is finished</text:span><text:span text:style-name="T36">. </text:span><text:span text:style-name="T53">It </text:span><text:span text:style-name="T57">returns the redirect for the user’s browser</text:span><text:span text:style-name="T53">.</text:span></text:p>
      <text:h text:style-name="P69"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table-column table:style-name="Table25.B"/>
        <table:table-column table:style-name="Table25.C"/>
        <table:table-column table:style-name="Table25.D"/>
        <table:table-row table:style-name="Table25.1">
          <table:table-cell table:style-name="Table25.A1" office:value-type="string">
            <text:p text:style-name="P53">Key</text:p>
          </table:table-cell>
          <table:table-cell table:style-name="Table25.A1" office:value-type="string">
            <text:p text:style-name="P54">Req?</text:p>
          </table:table-cell>
          <table:table-cell table:style-name="Table25.A1" office:value-type="string">
            <text:p text:style-name="P53">Value</text:p>
          </table:table-cell>
          <table:table-cell table:style-name="Table25.D1" office:value-type="string">
            <text:p text:style-name="P53">Comment</text:p>
          </table:table-cell>
        </table:table-row>
        <table:table-row table:style-name="Table25.1">
          <table:table-cell table:style-name="Table25.A2" office:value-type="string">
            <text:p text:style-name="P37">action</text:p>
          </table:table-cell>
          <table:table-cell table:style-name="Table25.A2" office:value-type="string">
            <text:p text:style-name="P48">Y</text:p>
          </table:table-cell>
          <table:table-cell table:style-name="Table25.A2" office:value-type="string">
            <text:p text:style-name="P38"><text:bookmark-start text:name="__DdeLink__2405668_1942195916"/><text:bookmark-start text:name="__DdeLink__1595889_1942195916"/>finishAuthCodeFlow<text:bookmark-end text:name="__DdeLink__2405668_1942195916"/><text:bookmark-end text:name="__DdeLink__1595889_1942195916"/></text:p>
          </table:table-cell>
          <table:table-cell table:style-name="Table25.D2" office:value-type="string">
            <text:p text:style-name="P40">Required</text:p>
          </table:table-cell>
        </table:table-row>
        <table:table-row>
          <table:table-cell table:style-name="Table25.A2" office:value-type="string">
            <text:p text:style-name="P44">approved</text:p>
          </table:table-cell>
          <table:table-cell table:style-name="Table25.A2" office:value-type="string">
            <text:p text:style-name="P51">N</text:p>
          </table:table-cell>
          <table:table-cell table:style-name="Table25.A2" office:value-type="string">
            <text:p text:style-name="P42">0 <text:span text:style-name="T77">invalidate</text:span><text:line-break/>1 approve (default)</text:p>
          </table:table-cell>
          <table:table-cell table:style-name="Table25.D2" office:value-type="string">
            <text:p text:style-name="P51">If the user cancels then setting this to 0 will cancel the flow.</text:p>
          </table:table-cell>
        </table:table-row>
        <table:table-row table:style-name="Table25.1">
          <table:table-cell table:style-name="Table25.A2" office:value-type="string">
            <text:p text:style-name="P49"><text:span text:style-name="Teletype"><text:span text:style-name="T37">auth_time</text:span></text:span></text:p>
          </table:table-cell>
          <table:table-cell table:style-name="Table25.A2" office:value-type="string">
            <text:p text:style-name="P48">N</text:p>
          </table:table-cell>
          <table:table-cell table:style-name="Table25.A2" office:value-type="string">
            <text:p text:style-name="P38">The timestamp when the user a<text:span text:style-name="T59">u</text:span>thenticated</text:p>
          </table:table-cell>
          <table:table-cell table:style-name="Table25.D2" office:value-type="string">
            <text:p text:style-name="P38">This is in seconds</text:p>
          </table:table-cell>
        </table:table-row>
        <table:table-row table:style-name="Table25.1">
          <table:table-cell table:style-name="Table25.A2" office:value-type="string">
            <text:p text:style-name="P49"><text:span text:style-name="Teletype"><text:span text:style-name="T38">myproxy</text:span></text:span><text:span text:style-name="Teletype"><text:span text:style-name="T37">_info</text:span></text:span></text:p>
          </table:table-cell>
          <table:table-cell table:style-name="Table25.A2" office:value-type="string">
            <text:p text:style-name="P48">N</text:p>
          </table:table-cell>
          <table:table-cell table:style-name="Table25.A2" office:value-type="string">
            <text:p text:style-name="P38">The username MyProxy expects</text:p>
          </table:table-cell>
          <table:table-cell table:style-name="Table25.D2" office:value-type="string">
            <text:p text:style-name="P38">When getting x509 certs only. <text:span text:style-name="T77">This is a very specific use and unless you are </text:span><text:span text:style-name="T72">sure </text:span><text:span text:style-name="T77"><text:s/>you need it, ignore this.</text:span></text:p>
          </table:table-cell>
        </table:table-row>
        <table:table-row table:style-name="Table25.1">
          <table:table-cell table:style-name="Table25.A2" office:value-type="string">
            <text:p text:style-name="P39">code</text:p>
          </table:table-cell>
          <table:table-cell table:style-name="Table25.A2" office:value-type="string">
            <text:p text:style-name="P48">Y</text:p>
          </table:table-cell>
          <table:table-cell table:style-name="Table25.A2" office:value-type="string">
            <text:p text:style-name="P36">The <text:span text:style-name="T36">authorization grant</text:span></text:p>
          </table:table-cell>
          <table:table-cell table:style-name="Table25.D2" office:value-type="string">
            <text:p text:style-name="P38">This is the unique identifier for the transaction</text:p>
          </table:table-cell>
        </table:table-row>
        <table:table-row table:style-name="Table25.1">
          <table:table-cell table:style-name="Table25.A2" office:value-type="string">
            <text:p text:style-name="P49"><text:span text:style-name="Teletype"><text:span text:style-name="T37">user</text:span></text:span><text:span text:style-name="Teletype"><text:span text:style-name="T38">name</text:span></text:span></text:p>
          </table:table-cell>
          <table:table-cell table:style-name="Table25.A2" office:value-type="string">
            <text:p text:style-name="P48">Y</text:p>
          </table:table-cell>
          <table:table-cell table:style-name="Table25.A2" office:value-type="string">
            <text:p text:style-name="P35">Name of the user at authorization</text:p>
          </table:table-cell>
          <table:table-cell table:style-name="Table25.D2" office:value-type="string">
            <text:p text:style-name="P38"/>
          </table:table-cell>
        </table:table-row>
      </table:table>
      <text:h text:style-name="P69" text:outline-level="3"><text:bookmark-start text:name="__RefHeading___Toc29074_2893350515"/><text:span text:style-name="T39">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04">Key</text:p>
          </table:table-cell>
          <table:table-cell table:style-name="Table26.A1" office:value-type="string">
            <text:p text:style-name="P104">Value</text:p>
          </table:table-cell>
          <table:table-cell table:style-name="Table26.C1" office:value-type="string">
            <text:p text:style-name="P104">Comment</text:p>
          </table:table-cell>
        </table:table-row>
        <table:table-row>
          <table:table-cell table:style-name="Table26.A2" office:value-type="string">
            <text:p text:style-name="P101">status</text:p>
          </table:table-cell>
          <table:table-cell table:style-name="Table26.A2" office:value-type="string">
            <text:p text:style-name="P100">Ok,<text:line-break/><text:soft-page-break/>missing argument,<text:line-break/>expired token<text:line-break/>transaction not found<text:line-break/>QDL error<text:line-break/>QDL runtime error</text:p>
          </table:table-cell>
          <table:table-cell table:style-name="Table26.C2" office:value-type="string">
            <text:p text:style-name="P100">Missing argument is if the code <text:soft-page-break/>is missing</text:p>
          </table:table-cell>
        </table:table-row>
        <table:table-row>
          <table:table-cell table:style-name="Table26.A2" office:value-type="string">
            <text:p text:style-name="P103">redirect_uri</text:p>
          </table:table-cell>
          <table:table-cell table:style-name="Table26.A2" office:value-type="string">
            <text:p text:style-name="P102">The full redirect for the user’s browser.</text:p>
          </table:table-cell>
          <table:table-cell table:style-name="Table26.C2" office:value-type="string">
            <text:p text:style-name="P102">You set this as a redirect in the response to the user’s initial request.</text:p>
          </table:table-cell>
        </table:table-row>
      </table:table>
      <text:p text:style-name="P70"/>
      <text:p text:style-name="P86"><text:span text:style-name="T45">S</text:span><text:span text:style-name="T43">ee also: </text:span><text:span text:style-name="T33">startAuthCodeFlow</text:span></text:p>
      <text:p text:style-name="P86"><text:span text:style-name="T46"/></text:p>
      <text:p text:style-name="P88"><text:span text:style-name="T46">N</text:span><text:span text:style-name="T43">ote that if you </text:span><text:span text:style-name="T51">invalidate</text:span><text:span text:style-name="T43"> a flow it cannot be restarted and the user must restart.</text:span></text:p>
      <text:p text:style-name="P88"><text:span text:style-name="T43"/></text:p>
      <text:p text:style-name="Heading">Example. Finishing the flow</text:p>
      <text:p text:style-name="P119">This finishes the flow started in the <text:span text:style-name="T32">startAuthCodeFlow</text:span> example. The assumption is that the user has successfully authenticated, you have done everything that is needed and now the very last step for you is to tell OA4MP who the user is and get the correct redirect URL so you can reidrect the user’s browser. You construct the following call (line breaks added for clarity):</text:p>
      <text:p text:style-name="P77">http://your.server.edu:9443/oauth2/<text:span text:style-name="T75">diService<text:line-break/> </text:span>?<text:span text:style-name="T77">action=finishAuthCodeFlow<text:line-break/> &amp;code=</text:span><text:span text:style-name="T76">JMYVIR3HHFBUMVKFGB3FO2RVSKZLXO6BZIZ2U6MTUKMZFTGO<text:line-break/> </text:span><text:span text:style-name="T77">&amp;username=bob@bgsu.edu<text:line-break/> &amp;auth_time=1756732764</text:span> </text:p>
      <text:p text:style-name="P119"/>
      <text:p text:style-name="P120">Getting a response of</text:p>
      <text:p text:style-name="Preformatted_20_Text">{ "status": <text:span text:style-name="T81">0</text:span>,</text:p>
      <text:p text:style-name="Preformatted_20_Text"><text:s text:c="2"/>"redirect_uri": "https://service.physics.bgsu.edu?code= <text:span text:style-name="T76">JMYVIR3HHFBUMVKFGB3FO2RVSKZLXO6BZIZ2U6MTUKMZFTGO</text:span>&amp;state= <text:span text:style-name="T75">2mcyalWBRuMb3agPpLzF8g96"</text:span></text:p>
      <text:p text:style-name="Preformatted_20_Text">}</text:p>
      <text:p text:style-name="Preformatted_20_Text"/>
      <text:p text:style-name="P120">In the response to the client, set the URL as the redirect.</text:p>
      <text:h text:style-name="P129" text:outline-level="2"><text:bookmark-start text:name="__RefHeading___Toc28992_2893350515"/>startAuthCodeFlow<text:bookmark-end text:name="__RefHeading___Toc28992_2893350515"/></text:h>
      <text:p text:style-name="P108">What’s it do: <text:span text:style-name="T71">Authorization Code Flow. </text:span><text:span text:style-name="T44">This </text:span><text:span text:style-name="T49">is the initial request that </text:span><text:span text:style-name="T45">creates the transaction</text:span><text:span text:style-name="T44">. </text:span><text:span text:style-name="T45">This returns the code </text:span><text:span text:style-name="T49">(the unique identifier for this flow) </text:span><text:span text:style-name="T45">and other information. </text:span></text:p>
      <text:p text:style-name="P115">Nota Bene: The request <text:span text:style-name="T90">to your service </text:span>is <text:span text:style-name="T90">the</text:span> standard OAuth request and may have any number of parameters based on what the user needs. This table contains the additional paramet<text:span text:style-name="T70">e</text:span>rs to use the API. <text:span text:style-name="T70">Add these to the request, </text:span><text:span text:style-name="T90">but pass along everything else</text:span><text:span text:style-name="T70">.</text:span></text:p>
      <text:p text:style-name="P107"><text:span text:style-name="T49">You will still get errors for the OAuth flow if there are any. E.g. the client is configured to require certain scopes and the request is missing these. </text:span><text:span text:style-name="T45">You</text:span><text:span text:style-name="T47"> will need the code later to finish starting the authorization code flow. </text:span><text:span text:style-name="T48">Generally, you get the request from a client, change the address to OA4MP and add the action plus any credentials. </text:span></text:p>
      <text:h text:style-name="P63" text:outline-level="3"><text:bookmark-start text:name="__RefHeading___Toc28994_2893350515"/><text:soft-page-break/>Request key/value pairs.<text:bookmark-end text:name="__RefHeading___Toc28994_2893350515"/></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05">Key</text:p>
          </table:table-cell>
          <table:table-cell table:style-name="Table33.A1" office:value-type="string">
            <text:p text:style-name="P106">Req?</text:p>
          </table:table-cell>
          <table:table-cell table:style-name="Table33.A1" office:value-type="string">
            <text:p text:style-name="P105">Value</text:p>
          </table:table-cell>
          <table:table-cell table:style-name="Table33.D1" office:value-type="string">
            <text:p text:style-name="P105">Comment</text:p>
          </table:table-cell>
        </table:table-row>
        <table:table-row>
          <table:table-cell table:style-name="Table33.A2" office:value-type="string">
            <text:p text:style-name="P61">action</text:p>
          </table:table-cell>
          <table:table-cell table:style-name="Table33.A2" office:value-type="string">
            <text:p text:style-name="P91">Y</text:p>
          </table:table-cell>
          <table:table-cell table:style-name="Table33.A2" office:value-type="string">
            <text:p text:style-name="P59">startAuthCodeFlow</text:p>
          </table:table-cell>
          <table:table-cell table:style-name="Table33.D2" office:value-type="string">
            <text:p text:style-name="P59">Required</text:p>
          </table:table-cell>
        </table:table-row>
        <table:table-row>
          <table:table-cell table:style-name="Table33.A2" office:value-type="string">
            <text:p text:style-name="P89">oa4mp:di:user</text:p>
            <text:p text:style-name="P60"/>
          </table:table-cell>
          <table:table-cell table:style-name="Table33.A2" office:value-type="string">
            <text:p text:style-name="P91">N</text:p>
          </table:table-cell>
          <table:table-cell table:style-name="Table33.A2" office:value-type="string">
            <text:p text:style-name="P92">Only needed if the system has users configured for this service</text:p>
          </table:table-cell>
          <table:table-cell table:style-name="Table33.D2" office:value-type="string">
            <text:p text:style-name="Table_20_Contents"/>
          </table:table-cell>
        </table:table-row>
        <table:table-row>
          <table:table-cell table:style-name="Table33.A2" office:value-type="string">
            <text:p text:style-name="P89">oa4mp:di:password</text:p>
            <text:p text:style-name="P90"/>
          </table:table-cell>
          <table:table-cell table:style-name="Table33.A2" office:value-type="string">
            <text:p text:style-name="P91">N</text:p>
          </table:table-cell>
          <table:table-cell table:style-name="Table33.A2" office:value-type="string">
            <text:p text:style-name="P59">“ <text:s text:c="4"/>“ <text:s text:c="5"/>“</text:p>
          </table:table-cell>
          <table:table-cell table:style-name="Table33.D2" office:value-type="string">
            <text:p text:style-name="Table_20_Contents"/>
          </table:table-cell>
        </table:table-row>
      </table:table>
      <text:p text:style-name="P14"><text:span text:style-name="T45"/></text:p>
      <text:h text:style-name="P63" text:outline-level="3"><text:bookmark-start text:name="__RefHeading___Toc28996_2893350515"/>Response key/value pairs.<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55">Key</text:p>
          </table:table-cell>
          <table:table-cell table:style-name="Table34.A1" office:value-type="string">
            <text:p text:style-name="P55">Value</text:p>
          </table:table-cell>
          <table:table-cell table:style-name="Table34.C1" office:value-type="string">
            <text:p text:style-name="P55">Comment</text:p>
          </table:table-cell>
        </table:table-row>
        <table:table-row>
          <table:table-cell table:style-name="Table34.A2" office:value-type="string">
            <text:p text:style-name="P32">status</text:p>
          </table:table-cell>
          <table:table-cell table:style-name="Table34.A2" office:value-type="string">
            <text:p text:style-name="P31"><text:span text:style-name="T76">o</text:span>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25"/>
          </table:table-cell>
        </table:table-row>
        <table:table-row>
          <table:table-cell table:style-name="Table34.A2" office:value-type="string">
            <text:p text:style-name="P34">code</text:p>
          </table:table-cell>
          <table:table-cell table:style-name="Table34.A2" office:value-type="string">
            <text:p text:style-name="P33">The authorization grant</text:p>
          </table:table-cell>
          <table:table-cell table:style-name="Table34.C2" office:value-type="string">
            <text:p text:style-name="P33">This is base 32 encoded. <text:span text:style-name="T70">Do not alter this, just pass it along as needed.</text:span></text:p>
          </table:table-cell>
        </table:table-row>
        <table:table-row>
          <table:table-cell table:style-name="Table34.A2" office:value-type="string">
            <text:p text:style-name="P34">scope</text:p>
          </table:table-cell>
          <table:table-cell table:style-name="Table34.A2" office:value-type="string">
            <text:p text:style-name="P33">JSON array </text:p>
          </table:table-cell>
          <table:table-cell table:style-name="Table34.C2" office:value-type="string">
            <text:p text:style-name="P33">This is the set of scopes that the client is actually allowed. It may not be the same as what was passed in.</text:p>
          </table:table-cell>
        </table:table-row>
        <table:table-row table:style-name="Table34.5">
          <table:table-cell table:style-name="Table34.A2" office:value-type="string">
            <text:p text:style-name="P34">state</text:p>
          </table:table-cell>
          <table:table-cell table:style-name="Table34.A2" office:value-type="string">
            <text:p text:style-name="P33">Echos back passed in <text:span text:style-name="T55">state</text:span></text:p>
          </table:table-cell>
          <table:table-cell table:style-name="Table34.C2" office:value-type="string">
            <text:p text:style-name="P33">This is so clients can set a value to track transactions</text:p>
          </table:table-cell>
        </table:table-row>
      </table:table>
      <text:p text:style-name="P14"><text:span text:style-name="T45"/></text:p>
      <text:p text:style-name="P85"><text:span text:style-name="T45">S</text:span><text:span text:style-name="T43">ee also: </text:span><text:span text:style-name="T32">finishAuthCodeFlow</text:span></text:p>
      <text:p text:style-name="P85"><text:span text:style-name="T43"/></text:p>
      <text:p text:style-name="Heading">Example. Servicing a request.</text:p>
      <text:p text:style-name="P118">Your service resides at </text:p>
      <text:p text:style-name="P16"><text:a xlink:type="simple" xlink:href="http://your.server.edu:9443/oauth2/diService" text:style-name="Internet_20_link" text:visited-style-name="Visited_20_Internet_20_Link"><text:span text:style-name="T16">http://your.server.edu:9443/oauth2/a</text:span></text:a><text:span text:style-name="T16">uthorize</text:span></text:p>
      <text:p text:style-name="P8"/>
      <text:p text:style-name="Standard">And it g<text:span text:style-name="T70">ets the following request for OA4MP </text:span><text:span text:style-name="T76">(URL decoded, </text:span><text:span text:style-name="T82">linefeeds added for readability</text:span><text:span text:style-name="T76">)</text:span><text:span text:style-name="T70">:</text:span></text:p>
      <text:p text:style-name="Standard"/>
      <text:p text:style-name="Preformatted_20_Text"><text:a xlink:type="simple" xlink:href="http://your.server.edu:9443/oauth2/authorize" text:style-name="Internet_20_link" text:visited-style-name="Visited_20_Internet_20_Link">http://your.server.edu:9443/oauth2/authorize</text:a><text:line-break/>?response_type=code<text:line-break/>&amp;scope=org.cilogon.userinfo openid profile email<text:line-break/>&amp;state=2mcyalWBRuMb3agPpLzF8g96<text:line-break/>&amp;...</text:p>
      <text:p text:style-name="Standard"/>
      <text:p text:style-name="P94"><text:span text:style-name="T77">Before starting to authenticate the user, y</text:span>our service in turn rewrites this as </text:p>
      <text:p text:style-name="Standard"/>
      <text:p text:style-name="Preformatted_20_Text"><text:a xlink:type="simple" xlink:href="http://your.server.edu:9443/oauth2/diService" text:style-name="Internet_20_link" text:visited-style-name="Visited_20_Internet_20_Link"><text:soft-page-break/>http://your.server.edu:9443/oauth2/<text:span text:style-name="T75">diService</text:span></text:a><text:span text:style-name="T75"><text:line-break/></text:span>?response_type=code<text:line-break/>&amp;scope=org.cilogon.userinfo openid profile email<text:line-break/><text:span text:style-name="T75">&amp;</text:span><text:span text:style-name="T76">state</text:span><text:span text:style-name="T75">=2mcyalWBRuMb3agPpLzF8g96<text:line-break/>&amp;…<text:line-break/>&amp;action=startAuthCodeFlow</text:span></text:p>
      <text:p text:style-name="P93"/>
      <text:p text:style-name="P76">(possibly adding DI username and password if needed) <text:span text:style-name="T77">and calls the DI service.</text:span> Your request gets a response of</text:p>
      <text:p text:style-name="P76"/>
      <text:p text:style-name="Preformatted_20_Text">{"<text:span text:style-name="T76">status" : </text:span><text:span text:style-name="T81">0</text:span><text:span text:style-name="T76">,</text:span></text:p>
      <text:p text:style-name="Preformatted_20_Text"><text:s text:c="3"/>"<text:span text:style-name="T76">code" : "JMYVIR3HHFBUMVKFGB3FO2RVSKZLXO6BZIZ2U6MTUKMZFTGO",</text:span></text:p>
      <text:p text:style-name="P74"><text:s text:c="2"/>"<text:span text:style-name="T76">state" : "</text:span><text:span text:style-name="T75">2mcyalWBRuMb3agPpLzF8g96"</text:span></text:p>
      <text:p text:style-name="P74"><text:s text:c="2"/>"<text:span text:style-name="T76">scope" : ["org.cilogon.userinfo","openid","profile","email"]</text:span></text:p>
      <text:p text:style-name="P75">}</text:p>
      <text:p text:style-name="P75"/>
      <text:p text:style-name="Standard"><text:span text:style-name="T79"/></text:p>
      <text:p text:style-name="P79"><text:span text:style-name="T77">This means that the flow transaction has been created in OA4MP. </text:span><text:span text:style-name="T90">All the information needed to put up the consent page for your AS is returned. </text:span><text:span text:style-name="T77">Later, once the user has successfully authenticated, you would use the code in the </text:span><text:span text:style-name="T30">finishAuthCodeFlow</text:span><text:span text:style-name="T77"> call.</text:span></text:p>
      <text:p text:style-name="P78">Note <text:span text:style-name="T77">that the initial request may be very long. The contract is to send it </text:span><text:span text:style-name="T72">in toto </text:span><text:span text:style-name="T79">to the DI Service and let OA4MP decide what to do with it. Your service just adds parameters and changes the address.</text:span></text:p>
      <text:h text:style-name="P123" text:outline-level="1"><text:bookmark-start text:name="__RefHeading___Toc29082_2893350515"/><text:s/><text:span text:style-name="T5">Appendix</text:span><text:bookmark-end text:name="__RefHeading___Toc29082_2893350515"/></text:h>
      <text:p text:style-name="P62">The basic philosophy is that even number indicate some sort of success <text:span text:style-name="T54">+ information</text:span>, odd numbers represent that an error has happened.</text:p>
      <text:h text:style-name="P126" text:outline-level="2"><text:bookmark-start text:name="__RefHeading___Toc29084_2893350515"/>List of success codes<text:bookmark-end text:name="__RefHeading___Toc29084_2893350515"/></text:h>
      <text:p text:style-name="P21">NAME<text:tab/><text:tab/><text:tab/><text:tab/><text:tab/><text:tab/>Hex<text:tab/>Decimal</text:p>
      <text:p text:style-name="P20"><text:bookmark-start text:name="__DdeLink__31876_3103882467"/>STATUS_OK <text:s text:c="2"/><text:tab/><text:tab/><text:tab/><text:tab/>0x0 <text:s/><text:tab/>0<text:bookmark-end text:name="__DdeLink__31876_3103882467"/></text:p>
      <text:p text:style-name="P2"/>
      <text:h text:style-name="P126" text:outline-level="2"><text:bookmark-start text:name="__RefHeading___Toc29086_2893350515"/>Alphabetical table of error codes<text:bookmark-end text:name="__RefHeading___Toc29086_2893350515"/></text:h>
      <text:p text:style-name="P58">NAME<text:tab/><text:tab/><text:tab/><text:tab/><text:tab/><text:tab/>Hex<text:tab/><text:tab/>Decimal</text:p>
      <text:p text:style-name="P22">STATUS_ACTION_NOT_FOUND <text:s/><text:tab/><text:tab/><text:tab/>0x1 <text:tab/><text:tab/>1</text:p>
      <text:p text:style-name="P23"><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XPIRED_TOKEN <text:tab/><text:tab/><text:tab/>0x10003 <text:tab/>65539</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83"><text:span text:style-name="T3">STATUS_NO_SCOPES <text:tab/><text:tab/><text:tab/><text:tab/>0x10011 <text:tab/>65553</text:span><text:span text:style-name="T28"><text:line-break/></text:span><text:span text:style-name="T3">STATUS_PAIRWISE_ID_MISMATCH <text:tab/><text:tab/>0x100003 <text:tab/>1048579</text:span><text:span text:style-name="T28"><text:line-break/></text:span><text:span text:style-name="T3">STATUS_QDL_ERROR <text:tab/><text:tab/><text:tab/><text:tab/>0x100007<text:tab/>1048583</text:span><text:span text:style-name="T28"><text:line-break/></text:span><text:span text:style-name="T3">STATUS_QDL_RUNTIME_ERROR <text:tab/><text:tab/><text:tab/>0x100009 <text:tab/>1048585</text:span><text:span text:style-name="T28"><text:line-break/></text:span><text:span text:style-name="T3">STATUS_SERVICE_UNAVAILABLE <text:tab/><text:tab/>0x10015 <text:tab/>65557</text:span><text:span text:style-name="T28"><text:line-break/></text:span><text:span text:style-name="T3">STATUS_TRANSACTION_NOT_FOUND <text:tab/><text:tab/>0x10001 <text:tab/>65537</text:span><text:span text:style-name="T28"><text:line-break/></text:span><text:span text:style-name="T3">STATUS_TRANSACTION_NOT_FOUND <text:tab/><text:tab/>0xFFFA5 <text:tab/>1048485</text:span><text:span text:style-name="T28"><text:line-break/></text:span><text:span text:style-name="T3">STATUS_UNAPPROVED_CLIENT <text:tab/><text:tab/><text:tab/>0x1000F <text:tab/>65551</text:span><text:span text:style-name="T28"><text:line-break/></text:span><text:span text:style-name="T3">STATUS_UNKNOWN_CLIENT <text:tab/><text:tab/><text:tab/>0x1000D <text:tab/>65549</text:span><text:span text:style-name="T28"><text:line-break/></text:span><text:bookmark-end text:name="__DdeLink__33646_3103882467"/></text:p>
      <text:h text:style-name="P126" text:outline-level="2"><text:bookmark-start text:name="__RefHeading___Toc29088_2893350515"/><text:soft-page-break/>Error codes sorted by <text:span text:style-name="T23">numeric</text:span> value:<text:bookmark-end text:name="__RefHeading___Toc29088_2893350515"/></text:h>
      <text:p text:style-name="P18"/>
      <text:p text:style-name="P19"><text:span text:style-name="T18">Hex<text:tab/><text:tab/>Name<text:tab/><text:tab/><text:tab/><text:tab/><text:tab/><text:tab/>Decimal</text:span><text:line-break/><text:span text:style-name="T24">0x1<text:tab/> <text:s text:c="4"/><text:tab/></text:span><text:span text:style-name="T22">STATUS_ACTION_NOT_FOUND <text:s/><text:tab/><text:tab/>1</text:span></text:p>
      <text:p text:style-name="P24"><text:span text:style-name="T4">0x10001 <text:s text:c="4"/>STATUS_TRANSACTION_NOT_FOUND <text:tab/> <text:s text:c="3"/><text:tab/>65537</text:span><text:span text:style-name="T26"><text:line-break/></text:span><text:span text:style-name="T4">0x10003 <text:s text:c="4"/>STATUS_EXPIRED_TOKEN <text:tab/><text:tab/> <text:s text:c="5"/>65539</text:span><text:span text:style-name="T26"><text:line-break/></text:span><text:span text:style-name="T4">0x10005 <text:s text:c="4"/>STATUS_CREATE_TRANSACTION_FAILED <text:s/><text:tab/>65541</text:span><text:span text:style-name="T26"><text:line-break/></text:span><text:span text:style-name="T4">0x10009 <text:s text:c="4"/>STATUS_MISSING_CLIENT_ID <text:tab/><text:tab/>65545</text:span><text:span text:style-name="T26"><text:line-break/></text:span><text:span text:style-name="T4">0x1000D <text:s text:c="4"/>STATUS_UNKNOWN_CLIENT <text:tab/><text:tab/> <text:s text:c="5"/>65549</text:span><text:span text:style-name="T26"><text:line-break/></text:span><text:span text:style-name="T4">0x1000F <text:s text:c="4"/>STATUS_UNAPPROVED_CLIENT <text:tab/><text:tab/>65551</text:span><text:span text:style-name="T26"><text:line-break/></text:span><text:span text:style-name="T4">0x10011 <text:s text:c="4"/>STATUS_NO_SCOPES <text:tab/><text:tab/><text:tab/> <text:tab/>65553</text:span><text:span text:style-name="T26"><text:line-break/></text:span><text:span text:style-name="T4">0x10013 <text:s text:c="4"/>STATUS_MALFORMED_SCOPE <text:tab/><text:tab/><text:tab/>65555</text:span><text:span text:style-name="T26"><text:line-break/></text:span><text:span text:style-name="T4">0x10015 <text:s text:c="4"/>STATUS_SERVICE_UNAVAILABLE <text:tab/><text:tab/>65557</text:span><text:span text:style-name="T26"><text:line-break/></text:span><text:span text:style-name="T4">0xFFFA5 <text:s text:c="4"/>STATUS_TRANSACTION_NOT_FOUND <text:tab/> <text:s text:c="3"/><text:tab/>1048485</text:span><text:span text:style-name="T26"><text:line-break/></text:span><text:span text:style-name="T4">0xFFFF1 <text:s text:c="4"/>STATUS_DUPLICATE_ARGUMENT <text:tab/><text:tab/>1048561</text:span><text:span text:style-name="T26"><text:line-break/></text:span><text:span text:style-name="T4">0xFFFF3 <text:s text:c="4"/>STATUS_INTERNAL_ERROR <text:tab/><text:tab/> <text:s text:c="5"/>1048563</text:span><text:span text:style-name="T26"><text:line-break/></text:span><text:span text:style-name="T4">0xFFFF7 <text:s text:c="4"/>STATUS_MALFORMED_INPUT <text:tab/><text:tab/><text:tab/>1048567</text:span><text:span text:style-name="T26"><text:line-break/></text:span><text:span text:style-name="T4">0xFFFF9 <text:s text:c="4"/>STATUS_MISSING_ARGUMENT <text:tab/><text:tab/>1048569</text:span><text:span text:style-name="T26"><text:line-break/></text:span><text:span text:style-name="T4">0xFFFFF <text:s text:c="4"/>STATUS_CLIENT_NOT_FOUND <text:tab/><text:tab/>1048575</text:span></text:p>
      <text:p text:style-name="P19"><text:span text:style-name="T2">0x100007 <text:s text:c="3"/>STATUS_QDL_ERROR <text:tab/><text:tab/><text:tab/><text:tab/>1048583</text:span><text:line-break/><text:span text:style-name="T2">0x100009 <text:s text:c="3"/>STATUS_QDL_RUNTIME_ERROR <text:tab/><text:tab/>1048585</text:span></text:p>
      <text:p text:style-name="P15"><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10-26T07:39:00.914028077</dc:date>
    <meta:editing-duration>P18DT59M46S</meta:editing-duration>
    <meta:editing-cycles>70</meta:editing-cycles>
    <meta:generator>LibreOffice/24.2.7.2$Linux_X86_64 LibreOffice_project/420$Build-2</meta:generator>
    <meta:document-statistic meta:table-count="10" meta:image-count="0" meta:object-count="0" meta:page-count="11" meta:paragraph-count="341" meta:word-count="2603" meta:character-count="18154" meta:non-whitespace-character-count="15457"/>
  </office:meta>
</office:document-meta>
</file>